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C0000014B7102C69B.jpg" manifest:media-type="image/jpeg"/>
  <manifest:file-entry manifest:full-path="Pictures/1000020100000535000001AB92037766.png" manifest:media-type="image/png"/>
  <manifest:file-entry manifest:full-path="Pictures/10000000000003E8000001F408D614BA.jpg" manifest:media-type="image/jpeg"/>
  <manifest:file-entry manifest:full-path="Pictures/1000020100000695000001ABEE59FB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Neue', Helvetica, sans-serif"/>
    <style:font-face style:name="Verdana" svg:font-family="Verdana, Arial"/>
    <style:font-face style:name="inherit" svg:font-family="inherit"/>
    <style:font-face style:name="FreeSans1" svg:font-family="FreeSans" style:font-family-generic="swiss"/>
    <style:font-face style:name="Open Sans1" svg:font-family="'Open Sans'" style:font-family-generic="swiss"/>
    <style:font-face style:name="Albany" svg:font-family="Albany" style:font-family-generic="roman" style:font-pitch="variable"/>
    <style:font-face style:name="Arial1" svg:font-family="Arial"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2" svg:font-family="'Ope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paragraph-properties>
    </style:style>
    <style:style style:name="P2" style:family="paragraph" style:parent-style-name="Header">
      <style:text-properties fo:font-size="8pt" style:font-size-asian="8pt" style:font-size-complex="8pt"/>
    </style:style>
    <style:style style:name="P3" style:family="paragraph" style:parent-style-name="Header">
      <style:paragraph-properties fo:text-align="end" style:justify-single-word="false"/>
    </style:style>
    <style:style style:name="P4" style:family="paragraph" style:parent-style-name="Header">
      <style:paragraph-properties fo:text-align="start" style:justify-single-word="false"/>
      <style:text-properties style:use-window-font-color="true" style:font-name="Arial" fo:font-size="12pt" style:font-size-asian="12pt" style:font-size-complex="12pt"/>
    </style:style>
    <style:style style:name="P5" style:family="paragraph" style:parent-style-name="Standard">
      <style:paragraph-properties fo:margin-left="0.0984in" fo:margin-right="0in" fo:text-indent="0in" style:auto-text-indent="false"/>
    </style:style>
    <style:style style:name="P6" style:family="paragraph" style:parent-style-name="Header">
      <style:paragraph-properties fo:margin-left="0in" fo:margin-right="0.0472in" fo:text-indent="0in" style:auto-text-indent="false" fo:padding-left="0in" fo:padding-right="0in" fo:padding-top="0in" fo:padding-bottom="0.0138in" fo:border-left="none" fo:border-right="none" fo:border-top="none" fo:border-bottom="0.74pt solid #00000a"/>
      <style:text-properties fo:font-size="8pt" style:font-size-asian="8pt" style:font-size-complex="8pt"/>
    </style:style>
    <style:style style:name="P7" style:family="paragraph" style:parent-style-name="Gruber_20_Arial_20_8_20_fett">
      <style:paragraph-properties fo:margin-left="0in" fo:margin-right="0in" fo:text-indent="0in" style:auto-text-indent="false"/>
    </style:style>
    <style:style style:name="P8" style:family="paragraph" style:parent-style-name="Gruber_20_Arial_20_8_20_fett">
      <style:paragraph-properties fo:margin-left="0in" fo:margin-right="0in" fo:text-indent="0in" style:auto-text-indent="false"/>
      <style:text-properties fo:color="#00000a" fo:font-size="6pt" fo:font-weight="normal" style:font-size-asian="6pt" style:font-weight-asian="normal" style:font-name-complex="Open Sans2" style:font-size-complex="6pt"/>
    </style:style>
    <style:style style:name="P9" style:family="paragraph" style:parent-style-name="Gruber_20_Arial_20_8_20_fett">
      <style:paragraph-properties fo:margin-left="0in" fo:margin-right="0in" fo:margin-top="0in" fo:margin-bottom="0in" style:contextual-spacing="false" fo:text-indent="0in" style:auto-text-indent="false"/>
      <style:text-properties fo:color="#00000a" fo:font-size="7pt" fo:font-weight="normal" style:font-size-asian="7pt" style:font-weight-asian="normal" style:font-name-complex="Open Sans2" style:font-size-complex="7pt"/>
    </style:style>
    <style:style style:name="P10" style:family="paragraph" style:parent-style-name="Gruber_20_Arial_20_8_20_fett">
      <style:paragraph-properties fo:margin-left="0in" fo:margin-right="0in" fo:margin-top="0in" fo:margin-bottom="0in" style:contextual-spacing="false" fo:text-indent="0in" style:auto-text-indent="false">
        <style:tab-stops>
          <style:tab-stop style:position="0.4008in"/>
        </style:tab-stops>
      </style:paragraph-properties>
      <style:text-properties fo:color="#00000a" fo:font-size="7pt" fo:font-weight="normal" style:font-size-asian="7pt" style:font-weight-asian="normal" style:font-name-complex="Open Sans2" style:font-size-complex="7pt"/>
    </style:style>
    <style:style style:name="P11" style:family="paragraph" style:parent-style-name="Gruber_20_Arial_20_8_20_fett">
      <style:paragraph-properties fo:margin-left="0in" fo:margin-right="0in" fo:margin-top="0in" fo:margin-bottom="0in" style:contextual-spacing="false" fo:text-indent="0in" style:auto-text-indent="false">
        <style:tab-stops>
          <style:tab-stop style:position="0.3937in"/>
        </style:tab-stops>
      </style:paragraph-properties>
      <style:text-properties fo:color="#00000a" fo:font-size="7pt" fo:font-weight="normal" style:font-size-asian="7pt" style:font-weight-asian="normal" style:font-name-complex="Open Sans2" style:font-size-complex="7pt"/>
    </style:style>
    <style:style style:name="P12" style:family="paragraph" style:parent-style-name="Gruber_20_Arial_20_8_20_fett">
      <style:paragraph-properties fo:margin-left="0in" fo:margin-right="0in" fo:margin-top="0in" fo:margin-bottom="0in" style:contextual-spacing="false" fo:text-indent="0in" style:auto-text-indent="false"/>
      <style:text-properties fo:color="#00000a" fo:font-size="7pt" fo:font-weight="normal" officeooo:rsid="001d4d0b" officeooo:paragraph-rsid="001d4d0b" style:font-size-asian="7pt" style:font-weight-asian="normal" style:font-name-complex="Open Sans2" style:font-size-complex="7pt"/>
    </style:style>
    <style:style style:name="P13" style:family="paragraph" style:parent-style-name="Gruber_20_Arial_20_8_20_fett">
      <style:paragraph-properties fo:margin-left="0in" fo:margin-right="0in" fo:margin-top="0in" fo:margin-bottom="0in" style:contextual-spacing="false" fo:text-indent="0in" style:auto-text-indent="false">
        <style:tab-stops>
          <style:tab-stop style:position="0.4008in"/>
        </style:tab-stops>
      </style:paragraph-properties>
      <style:text-properties fo:color="#00000a" fo:font-size="2pt" fo:font-weight="normal" style:font-size-asian="2pt" style:font-weight-asian="normal" style:font-name-complex="Open Sans2" style:font-size-complex="2pt"/>
    </style:style>
    <style:style style:name="P14" style:family="paragraph" style:parent-style-name="Gruber_20_Arial_20_8_20_fett">
      <style:paragraph-properties fo:margin-left="0in" fo:margin-right="0in" fo:margin-top="0in" fo:margin-bottom="0in" style:contextual-spacing="false" fo:text-indent="0in" style:auto-text-indent="false"/>
      <style:text-properties fo:color="#00000a" fo:font-size="5pt" fo:font-weight="normal" style:font-size-asian="5pt" style:font-weight-asian="normal" style:font-name-complex="Open Sans2" style:font-size-complex="5pt"/>
    </style:style>
    <style:style style:name="P15" style:family="paragraph" style:parent-style-name="Gruber_20_Arial_20_7">
      <style:paragraph-properties fo:margin-left="0in" fo:margin-right="0in" fo:margin-top="0in" fo:margin-bottom="0in" style:contextual-spacing="false" fo:text-indent="0in" style:auto-text-indent="false"/>
    </style:style>
    <style:style style:name="P16" style:family="paragraph" style:parent-style-name="Gruber_20_Arial_20_7">
      <style:paragraph-properties fo:margin-left="0in" fo:margin-right="0in" fo:margin-top="0in" fo:margin-bottom="0in" style:contextual-spacing="false" fo:text-indent="0in" style:auto-text-indent="false"/>
      <style:text-properties fo:color="#00000a" fo:font-weight="bold" style:font-weight-asian="bold" style:font-name-complex="Open Sans2"/>
    </style:style>
    <style:style style:name="P17" style:family="paragraph" style:parent-style-name="Gruber_20_Arial_20_7">
      <style:paragraph-properties fo:margin-left="0in" fo:margin-right="0in" fo:margin-top="0in" fo:margin-bottom="0in" style:contextual-spacing="false" fo:text-indent="0in" style:auto-text-indent="false"/>
      <style:text-properties fo:color="#00000a" fo:font-size="6pt" style:font-size-asian="6pt" style:font-name-complex="Open Sans2" style:font-size-complex="6pt"/>
    </style:style>
    <style:style style:name="P18" style:family="paragraph" style:parent-style-name="Gruber_20_Arial_20_7">
      <style:paragraph-properties fo:margin-left="0in" fo:margin-right="0in" fo:margin-top="0in" fo:margin-bottom="0in" style:contextual-spacing="false" fo:text-indent="0in" style:auto-text-indent="false"/>
      <style:text-properties fo:color="#00000a" fo:font-size="6pt" officeooo:rsid="001d4d0b" officeooo:paragraph-rsid="001d4d0b" style:font-size-asian="6pt" style:font-name-complex="Open Sans2" style:font-size-complex="6pt"/>
    </style:style>
    <style:style style:name="P19" style:family="paragraph" style:parent-style-name="Gruber_20_Arial_20_7">
      <style:paragraph-properties fo:margin-left="0in" fo:margin-right="0in" fo:margin-top="0in" fo:margin-bottom="0in" style:contextual-spacing="false" fo:text-indent="0in" style:auto-text-indent="false"/>
      <style:text-properties fo:color="#00000a" fo:font-size="6pt" officeooo:paragraph-rsid="001d4d0b" style:font-size-asian="6pt" style:font-name-complex="Open Sans2" style:font-size-complex="6pt"/>
    </style:style>
    <style:style style:name="P20" style:family="paragraph" style:parent-style-name="Gruber_20_Arial_20_7">
      <style:paragraph-properties fo:margin-left="0in" fo:margin-right="0in" fo:margin-top="0in" fo:margin-bottom="0in" style:contextual-spacing="false" fo:text-indent="0in" style:auto-text-indent="false"/>
      <style:text-properties fo:color="#00000a" fo:font-size="6pt" fo:language="en" fo:country="US" style:font-size-asian="6pt" style:font-name-complex="Open Sans2" style:font-size-complex="6pt"/>
    </style:style>
    <style:style style:name="P21" style:family="paragraph" style:parent-style-name="Gruber_20_Arial_20_7">
      <style:paragraph-properties fo:margin-left="0in" fo:margin-right="0in" fo:margin-top="0in" fo:margin-bottom="0in" style:contextual-spacing="false" fo:text-indent="0in" style:auto-text-indent="false"/>
      <style:text-properties fo:color="#00000a" fo:font-size="7pt" fo:font-weight="bold" officeooo:rsid="001d4d0b" officeooo:paragraph-rsid="001d4d0b" style:font-size-asian="7pt" style:font-weight-asian="bold" style:font-name-complex="Open Sans2" style:font-size-complex="7pt" style:font-weight-complex="bold"/>
    </style:style>
    <style:style style:name="P22"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officeooo:paragraph-rsid="001d4d0b" style:font-size-asian="6pt" style:font-size-complex="6pt"/>
    </style:style>
    <style:style style:name="P23"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style:font-size-asian="6pt" style:font-name-complex="Open Sans2" style:font-size-complex="6pt"/>
    </style:style>
    <style:style style:name="P24"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officeooo:rsid="00240906" officeooo:paragraph-rsid="00240906" style:font-size-asian="6pt" style:font-name-complex="Open Sans2" style:font-size-complex="6pt"/>
    </style:style>
    <style:style style:name="P25"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officeooo:rsid="0033d23d" officeooo:paragraph-rsid="0026595f" style:font-size-asian="6pt" style:font-name-complex="Open Sans2" style:font-size-complex="6pt"/>
    </style:style>
    <style:style style:name="P26"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fo:font-weight="bold" style:font-size-asian="6pt" style:font-weight-asian="bold" style:font-name-complex="Open Sans2" style:font-size-complex="6pt"/>
    </style:style>
    <style:style style:name="P27"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fo:font-weight="bold" officeooo:rsid="00240906" officeooo:paragraph-rsid="00240906" style:font-size-asian="6pt" style:font-weight-asian="bold" style:font-name-complex="Open Sans2" style:font-size-complex="6pt"/>
    </style:style>
    <style:style style:name="P28" style:family="paragraph" style:parent-style-name="Text_20_body">
      <style:paragraph-properties fo:margin-left="0in" fo:margin-right="0in" fo:margin-top="0in" fo:margin-bottom="0in" style:contextual-spacing="false" style:line-height-at-least="0.1874in" fo:text-align="start" style:justify-single-word="false" fo:widows="1" fo:text-indent="0in" style:auto-text-indent="false"/>
      <style:text-properties fo:font-variant="normal" fo:text-transform="none" style:use-window-font-color="true" style:font-name="Arial" fo:font-size="12pt" fo:letter-spacing="normal" fo:font-style="normal" fo:font-weight="bold" style:font-size-asian="12pt" style:font-size-complex="12pt" fo:padding="0in" fo:border="none"/>
    </style:style>
    <style:style style:name="P29" style:family="paragraph" style:parent-style-name="Text_20_body">
      <style:paragraph-properties fo:margin-left="0in" fo:margin-right="0in" fo:margin-top="0in" fo:margin-bottom="0in" style:contextual-spacing="false" style:line-height-at-least="0.1874in" fo:text-align="start" style:justify-single-word="false" fo:widows="1" fo:text-indent="0in" style:auto-text-indent="false"/>
      <style:text-properties style:use-window-font-color="true" style:font-name="Arial" fo:font-size="12pt" style:font-size-asian="12pt" style:font-size-complex="12pt"/>
    </style:style>
    <style:style style:name="P30" style:family="paragraph" style:parent-style-name="Text_20_body">
      <style:paragraph-properties fo:margin-left="0in" fo:margin-right="0in" fo:margin-top="0in" fo:margin-bottom="0in" style:contextual-spacing="false" style:line-height-at-least="0.1874in" fo:text-align="start" style:justify-single-word="false" fo:widows="1" fo:text-indent="0in" style:auto-text-indent="false" fo:padding="0in" fo:border="none"/>
      <style:text-properties fo:font-variant="normal" fo:text-transform="none" style:use-window-font-color="true" style:font-name="Arial" fo:font-size="12pt" fo:letter-spacing="normal" fo:font-style="normal" fo:font-weight="bold" style:font-size-asian="12pt" style:font-size-complex="12pt"/>
    </style:style>
    <style:style style:name="P31" style:family="paragraph" style:parent-style-name="Text_20_body">
      <style:paragraph-properties fo:margin-left="0in" fo:margin-right="0in" fo:margin-top="0in" fo:margin-bottom="0in" style:contextual-spacing="false" style:line-height-at-least="0.1874in" fo:text-align="start" style:justify-single-word="false" fo:widows="1" fo:text-indent="0in" style:auto-text-indent="false" fo:padding="0in" fo:border="none"/>
      <style:text-properties fo:font-variant="normal" fo:text-transform="none" style:use-window-font-color="true" style:font-name="Arial" fo:font-size="12pt" fo:letter-spacing="normal" fo:font-style="normal" fo:font-weight="bold" style:font-size-asian="12pt" style:font-size-complex="12pt" fo:padding="0in" fo:border="none"/>
    </style:style>
    <style:style style:name="P32" style:family="paragraph" style:parent-style-name="Text_20_body">
      <style:paragraph-properties fo:margin-left="0in" fo:margin-right="0in" fo:margin-top="0in" fo:margin-bottom="0in" style:contextual-spacing="false" style:line-height-at-least="0.1874in" fo:text-align="start" style:justify-single-word="false" fo:widows="1" fo:text-indent="0in" style:auto-text-indent="false" fo:padding="0in" fo:border="none"/>
      <style:text-properties fo:font-variant="normal" fo:text-transform="none" style:use-window-font-color="true" style:font-name="Arial" fo:font-size="12pt" fo:letter-spacing="normal" fo:font-style="normal" fo:font-weight="normal" style:font-size-asian="12pt" style:font-size-complex="12pt"/>
    </style:style>
    <style:style style:name="P33" style:family="paragraph" style:parent-style-name="Gruber_20_Arial_20_7">
      <style:paragraph-properties fo:margin-left="0in" fo:margin-right="0in" fo:text-indent="0in" style:auto-text-indent="false"/>
      <style:text-properties fo:color="#00000a" fo:font-size="6pt" style:font-size-asian="6pt" style:font-name-complex="Open Sans2" style:font-size-complex="6pt"/>
    </style:style>
    <style:style style:name="P34" style:family="paragraph" style:parent-style-name="Gruber_20_Arial_20_7">
      <style:paragraph-properties fo:margin-left="0in" fo:margin-right="0in" fo:text-align="end" style:justify-single-word="false" fo:text-indent="0in" style:auto-text-indent="false"/>
      <style:text-properties fo:color="#00000a" fo:font-size="6pt" style:font-size-asian="6pt" style:font-size-complex="6pt"/>
    </style:style>
    <style:style style:name="P35" style:family="paragraph" style:parent-style-name="Text_20_body">
      <style:paragraph-properties fo:margin-left="0in" fo:margin-right="0in" style:line-height-at-least="0.1874in" fo:text-align="start" style:justify-single-word="false" fo:widows="1" fo:text-indent="0in"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36" style:family="paragraph" style:parent-style-name="Text_20_body">
      <style:paragraph-properties fo:margin-left="0in" fo:margin-right="0in" style:line-height-at-least="0.1874in" fo:text-align="start" style:justify-single-word="false" fo:widows="1" fo:text-indent="0in" style:auto-text-indent="false"/>
      <style:text-properties officeooo:paragraph-rsid="002b3619"/>
    </style:style>
    <style:style style:name="P37" style:family="paragraph" style:parent-style-name="Text_20_body">
      <style:paragraph-properties fo:margin-left="0in" fo:margin-right="0in" style:line-height-at-least="0.1874in" fo:text-align="start" style:justify-single-word="false" fo:widows="1" fo:text-indent="0in" style:auto-text-indent="false"/>
      <style:text-properties style:use-window-font-color="true" style:font-name="Arial" fo:font-size="12pt" style:font-size-asian="12pt" style:font-size-complex="12pt"/>
    </style:style>
    <style:style style:name="P38" style:family="paragraph" style:parent-style-name="Text_20_body">
      <style:paragraph-properties fo:margin-left="0in" fo:margin-right="0in" style:line-height-at-least="0.1874in" fo:text-align="start" style:justify-single-word="false" fo:widows="1" fo:text-indent="0in" style:auto-text-indent="false"/>
      <style:text-properties style:use-window-font-color="true" style:font-name="Arial" fo:font-size="12pt" officeooo:paragraph-rsid="002b102b" style:font-size-asian="12pt" style:font-size-complex="12pt"/>
    </style:style>
    <style:style style:name="P39" style:family="paragraph" style:parent-style-name="Frame_20_contents">
      <style:paragraph-properties fo:margin-top="0in" fo:margin-bottom="0in" style:contextual-spacing="false"/>
    </style:style>
    <style:style style:name="P40" style:family="paragraph" style:parent-style-name="Standard">
      <style:paragraph-properties fo:margin-top="0in" fo:margin-bottom="0in" style:contextual-spacing="false" fo:text-align="start" style:justify-single-word="false"/>
      <style:text-properties fo:font-variant="normal" fo:text-transform="none" style:use-window-font-color="true" style:font-name="Arial" fo:font-size="12pt" fo:letter-spacing="normal" fo:font-style="normal" fo:font-weight="normal" style:font-size-asian="12pt" style:font-name-complex="Open Sans2" style:font-size-complex="12pt"/>
    </style:style>
    <style:style style:name="P41" style:family="paragraph" style:parent-style-name="Standard">
      <style:paragraph-properties fo:margin-top="0in" fo:margin-bottom="0in" style:contextual-spacing="false" fo:text-align="start" style:justify-single-word="false"/>
      <style:text-properties style:use-window-font-color="true" style:font-name="Arial" fo:font-size="12pt" style:font-size-asian="12pt" style:font-name-complex="Open Sans2" style:font-size-complex="12pt"/>
    </style:style>
    <style:style style:name="P42" style:family="paragraph" style:parent-style-name="Gruber_20_Standard">
      <style:paragraph-properties fo:margin-top="0in" fo:margin-bottom="0in" style:contextual-spacing="false" fo:text-align="start" style:justify-single-word="false"/>
      <style:text-properties style:use-window-font-color="true" style:font-name="Arial" fo:font-size="12pt" style:font-size-asian="12pt" style:font-name-complex="Open Sans2" style:font-size-complex="12pt"/>
    </style:style>
    <style:style style:name="P43" style:family="paragraph" style:parent-style-name="Gruber_20_Arial_20_7">
      <style:paragraph-properties fo:margin-left="0in" fo:margin-right="-0.0953in" fo:text-indent="0in" style:auto-text-indent="false"/>
      <style:text-properties fo:color="#3c3a7e" fo:font-size="5pt" fo:font-weight="bold" style:font-size-asian="5pt" style:font-weight-asian="bold" style:font-name-complex="Open Sans2" style:font-size-complex="5pt"/>
    </style:style>
    <style:style style:name="P44" style:family="paragraph" style:parent-style-name="Gruber_20_Arial_20_7">
      <style:paragraph-properties fo:margin-left="0.1217in" fo:margin-right="0in" fo:text-indent="0in" style:auto-text-indent="false"/>
      <style:text-properties fo:color="#3c3a7e" fo:font-size="10.5pt" fo:font-weight="bold" style:font-size-asian="10.5pt" style:font-weight-asian="bold" style:font-name-complex="Open Sans2" style:font-size-complex="10.5pt"/>
    </style:style>
    <style:style style:name="P45" style:family="paragraph" style:parent-style-name="Footer">
      <style:paragraph-properties fo:text-align="end" style:justify-single-word="false">
        <style:tab-stops>
          <style:tab-stop style:position="6.3in" style:type="right"/>
        </style:tab-stops>
      </style:paragraph-properties>
    </style:style>
    <style:style style:name="P46" style:family="paragraph" style:parent-style-name="Standard">
      <style:paragraph-properties fo:text-align="start" style:justify-single-word="false"/>
      <style:text-properties style:use-window-font-color="true" style:font-name="Arial" fo:font-size="12pt" style:font-size-asian="12pt" style:font-size-complex="12pt"/>
    </style:style>
    <style:style style:name="P47" style:family="paragraph" style:parent-style-name="Text_20_body">
      <style:paragraph-properties fo:margin-left="0.2083in" fo:margin-right="0in" fo:margin-top="0in" fo:margin-bottom="0in" style:contextual-spacing="false" style:line-height-at-least="0.1874in" fo:text-align="start" style:justify-single-word="false" fo:widows="1" fo:text-indent="0in" style:auto-text-indent="false"/>
      <style:text-properties fo:font-variant="normal" fo:text-transform="none" style:use-window-font-color="true" style:font-name="Arial" fo:font-size="12pt" fo:letter-spacing="normal" fo:font-style="normal" fo:font-weight="bold" style:font-size-asian="12pt" style:font-size-complex="12pt" fo:padding="0in" fo:border="none"/>
    </style:style>
    <style:style style:name="P48" style:family="paragraph" style:parent-style-name="Text_20_body">
      <style:paragraph-properties fo:margin-left="0.2083in" fo:margin-right="0in" fo:margin-top="0in" fo:margin-bottom="0in" style:contextual-spacing="false" style:line-height-at-least="0.1874in" fo:text-align="start" style:justify-single-word="false" fo:widows="1" fo:text-indent="0in" style:auto-text-indent="false" fo:padding="0in" fo:border="none"/>
      <style:text-properties fo:font-variant="normal" fo:text-transform="none" style:use-window-font-color="true" style:font-name="Arial" fo:font-size="12pt" fo:letter-spacing="normal" fo:font-style="normal" fo:font-weight="bold" style:font-size-asian="12pt" style:font-size-complex="12pt" fo:padding="0in" fo:border="none"/>
    </style:style>
    <style:style style:name="P49" style:family="paragraph" style:parent-style-name="Gruber_20_Standard">
      <style:paragraph-properties fo:margin-top="0in" fo:margin-bottom="0.0417in" style:contextual-spacing="false" fo:text-align="start" style:justify-single-word="false"/>
      <style:text-properties style:use-window-font-color="true" style:font-name="Arial" fo:font-size="12pt" style:font-size-asian="12pt" style:font-name-complex="Open Sans2" style:font-size-complex="12pt"/>
    </style:style>
    <style:style style:name="P50" style:family="paragraph" style:parent-style-name="Text_20_body">
      <style:paragraph-properties fo:margin-left="0in" fo:margin-right="0in" style:line-height-at-least="0.1874in" fo:text-align="start" style:justify-single-word="false" fo:widows="1" fo:text-indent="0in"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51" style:family="paragraph" style:parent-style-name="Text_20_body" style:list-style-name="L1">
      <style:paragraph-properties fo:margin-top="0in" fo:margin-bottom="0in" style:contextual-spacing="false" style:line-height-at-least="0.1874in" fo:text-align="start" style:justify-single-word="false" fo:widows="1"/>
      <style:text-properties fo:font-variant="normal" fo:text-transform="none" style:use-window-font-color="true" style:font-name="Arial" fo:font-size="12pt" fo:letter-spacing="normal" fo:font-style="normal" fo:font-weight="normal" officeooo:paragraph-rsid="002b102b" style:font-size-asian="12pt" style:font-size-complex="12pt" fo:padding="0in" fo:border="none"/>
    </style:style>
    <style:style style:name="P52" style:family="paragraph" style:parent-style-name="Gruber_20_Standard" style:master-page-name="First_20_Page">
      <style:paragraph-properties fo:margin-top="0in" fo:margin-bottom="0in" style:contextual-spacing="false" fo:text-align="start" style:justify-single-word="false" style:page-number="auto"/>
      <style:text-properties style:use-window-font-color="true" style:font-name="Arial" fo:font-size="12pt" style:font-size-asian="12pt" style:font-name-complex="Open Sans2" style:font-size-complex="12pt"/>
    </style:style>
    <style:style style:name="P53" style:family="paragraph" style:parent-style-name="Gruber_20_Arial_20_7">
      <style:paragraph-properties fo:margin-left="0in" fo:margin-right="0in" fo:margin-top="0in" fo:margin-bottom="0in" style:contextual-spacing="false" fo:text-indent="0in" style:auto-text-indent="false"/>
      <style:text-properties fo:color="#00000a" fo:font-size="6pt" officeooo:paragraph-rsid="001d4d0b" style:font-size-asian="6pt" style:font-name-complex="Open Sans2" style:font-size-complex="6pt"/>
    </style:style>
    <style:style style:name="P54" style:family="paragraph" style:parent-style-name="Gruber_20_Arial_20_7">
      <style:paragraph-properties fo:margin-left="0in" fo:margin-right="0in" fo:margin-top="0in" fo:margin-bottom="0in" style:contextual-spacing="false" fo:text-indent="0in" style:auto-text-indent="false"/>
      <style:text-properties fo:font-variant="normal" fo:text-transform="none" style:use-window-font-color="true" style:font-name="Open Sans1" fo:font-size="6pt" fo:letter-spacing="normal" fo:font-style="normal" fo:font-weight="normal" officeooo:paragraph-rsid="001d4d0b" style:font-size-asian="6pt" style:font-size-complex="6pt"/>
    </style:style>
    <style:style style:name="P55" style:family="paragraph">
      <style:paragraph-properties fo:text-align="center"/>
    </style:style>
    <style:style style:name="T1" style:family="text">
      <style:text-properties fo:font-size="8pt" fo:language="en" fo:country="GB" style:font-size-asian="8pt" style:font-name-complex="Open Sans2" style:font-size-complex="8pt"/>
    </style:style>
    <style:style style:name="T2" style:family="text">
      <style:text-properties fo:color="#00000a" fo:font-size="6pt" fo:letter-spacing="-0.0028in" style:font-size-asian="6pt" style:font-name-complex="Open Sans2" style:font-size-complex="6pt"/>
    </style:style>
    <style:style style:name="T3" style:family="text">
      <style:text-properties fo:color="#00000a" fo:font-size="6pt" style:font-size-asian="6pt" style:font-name-complex="Open Sans2" style:font-size-complex="6pt"/>
    </style:style>
    <style:style style:name="T4" style:family="text">
      <style:text-properties officeooo:rsid="001d4d0b"/>
    </style:style>
    <style:style style:name="T5" style:family="text">
      <style:text-properties officeooo:rsid="002636b1"/>
    </style:style>
    <style:style style:name="T6" style:family="text">
      <style:text-properties officeooo:rsid="0024a16b"/>
    </style:style>
    <style:style style:name="T7" style:family="text">
      <style:text-properties fo:font-variant="normal" fo:text-transform="none" fo:letter-spacing="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29b9b0"/>
    </style:style>
    <style:style style:name="T10" style:family="text">
      <style:text-properties fo:font-variant="normal" fo:text-transform="none" fo:letter-spacing="normal" fo:font-style="normal" fo:font-weight="normal" officeooo:rsid="002b102b"/>
    </style:style>
    <style:style style:name="T11" style:family="text">
      <style:text-properties fo:font-variant="normal" fo:text-transform="none" fo:letter-spacing="normal" fo:font-style="normal" fo:font-weight="bold" fo:padding="0in" fo:border="none"/>
    </style:style>
    <style:style style:name="T12" style:family="text">
      <style:text-properties fo:font-variant="normal" fo:text-transform="none" fo:letter-spacing="normal" fo:font-style="italic" fo:font-weight="normal" fo:padding="0in" fo:border="none"/>
    </style:style>
    <style:style style:name="T13" style:family="text">
      <style:text-properties fo:font-variant="normal" fo:text-transform="none" fo:color="#000000" style:font-name="Arial" fo:font-size="12pt" fo:letter-spacing="normal" fo:font-style="normal" fo:font-weight="bold" style:font-size-asian="12pt" style:font-size-complex="12pt"/>
    </style:style>
    <style:style style:name="T14" style:family="text">
      <style:text-properties fo:font-variant="normal" fo:text-transform="none" style:use-window-font-color="true" style:font-name="Arial" fo:font-size="12pt" fo:letter-spacing="normal" fo:font-style="normal" fo:font-weight="normal" style:font-size-asian="12pt" style:font-size-complex="12pt"/>
    </style:style>
    <style:style style:name="T15" style:family="text">
      <style:text-properties fo:font-variant="normal" fo:text-transform="none" style:use-window-font-color="true" style:font-name="Arial" fo:font-size="12pt" fo:letter-spacing="normal" fo:font-style="normal" fo:font-weight="normal" officeooo:rsid="002b102b" style:font-size-asian="12pt" style:font-size-complex="12pt"/>
    </style:style>
    <style:style style:name="T16" style:family="text">
      <style:text-properties fo:font-variant="normal" fo:text-transform="none" fo:color="#4c7ba6" style:text-line-through-style="none" style:text-line-through-type="none" style:font-name="inherit" fo:font-size="9pt" fo:letter-spacing="normal" fo:font-style="italic" style:text-underline-style="none" fo:font-weight="normal" style:text-blinking="false" fo:padding="0in" fo:border="none"/>
    </style:style>
    <style:style style:name="T17" style:family="text">
      <style:text-properties style:use-window-font-color="true" style:font-name="Arial" fo:font-size="12pt" style:font-size-asian="12pt" style:font-size-complex="12pt"/>
    </style:style>
    <style:style style:name="T18" style:family="text">
      <style:text-properties officeooo:rsid="002b3619"/>
    </style:style>
    <style:style style:name="T19" style:family="text">
      <style:text-properties officeooo:rsid="002cc273"/>
    </style:style>
    <style:style style:name="fr1" style:family="graphic" style:parent-style-name="Frame">
      <style:graphic-properties fo:margin-left="0.1252in" fo:margin-right="0.1252in" fo:margin-top="0in" fo:margin-bottom="0in" style:run-through="background" style:wrap="parallel" style:number-wrapped-paragraphs="no-limit" style:vertical-pos="from-top" style:vertical-rel="page-content" style:horizontal-pos="from-left" style:horizontal-rel="paragraph" draw:fill="none" fo:padding-left="0.1in" fo:padding-right="0.1in" fo:padding-top="0.05in" fo:padding-bottom="0.05in" fo:border="0.06pt solid #000000"/>
    </style:style>
    <style:style style:name="fr2"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draw:fill="none" fo:padding="0.05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padding="0in" fo:border="none" style:mirror="none" fo:clip="rect(0in, 0in, 0in, 0.666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0744in, 0in, -0.0744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style:style style:name="gr1" style:family="graphic">
      <style:graphic-properties draw:stroke="dash" draw:stroke-dash="Dashed_20__28_var_29__20_4" svg:stroke-width="0in" svg:stroke-color="#000000" svg:stroke-opacity="71%"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2"/>
      <text:p text:style-name="P42"/>
      <text:p text:style-name="P42"/>
      <text:p text:style-name="P42"/>
      <text:p text:style-name="P42"/>
      <text:p text:style-name="P42"/>
      <text:p text:style-name="P42"/>
      <text:p text:style-name="P42"/>
      <text:p text:style-name="P42"/>
      <text:p text:style-name="Heading_20_1">Allgemeine Geschäftsbedingungen der Firma Incentergy GmbH <text:span text:style-name="T19">für das Formularportal https://antrag.incentergy.de</text:span></text:p>
      <text:p text:style-name="P40"/>
      <text:p text:style-name="P30">§1 Geltung gegenüber Unternehmern und Begriffsdefinitionen</text:p>
      <text:p text:style-name="P30"/>
      <text:p text:style-name="P37"><text:span text:style-name="T8">(1) Die nachfolgenden Allgemeinen Geschäftbedingungen gelten für alle Lieferungen zwischen uns und einem Verbraucher in ihrer zum Zeitpunkt der Bestellung gültigen Fassung.</text:span><text:line-break/><text:line-break/><text:span text:style-name="T8">Verbraucher ist jede natürliche Person, die ein Rechtsgeschäft zu Zwecken abschließt, die überwiegend weder ihrer gewerblichen noch ihrer selbständigen beruflichen Tätigkeit zugerechnet werden können (§ 13 BGB).</text:span></text:p>
      <text:p text:style-name="P35"/>
      <text:p text:style-name="P30">§2 Zustandekommen eines Vertrages, Speicherung des Vertragstextes</text:p>
      <text:p text:style-name="P30"/>
      <text:p text:style-name="P29"><text:span text:style-name="T8">(1) Die folgenden Regelungen über den Vertragsabschluss gelten für Bestellungen über unser </text:span><text:span text:style-name="T9">Formularportal</text:span><text:span text:style-name="T8"> http</text:span><text:span text:style-name="T10">s</text:span><text:span text:style-name="T8">://</text:span><text:span text:style-name="T9">antrag</text:span><text:span text:style-name="T8">.incentergy.de</text:span><text:line-break/><text:line-break/><text:span text:style-name="T11">(2) Im Falle des Vertragsschlusses kommt der Vertrag mit</text:span></text:p>
      <text:p text:style-name="P47"><text:line-break/>Incentergy GmbH<text:line-break/>Manuel Blechschmidt<text:line-break/>Schenkendorfstr. 3<text:line-break/>D-56068 Koblenz<text:line-break/>Registernummer HRB 24711<text:line-break/>Registergericht Koblenz</text:p>
      <text:p text:style-name="P29"/>
      <text:p text:style-name="P29"><text:span text:style-name="T11">zustande.<text:line-break/></text:span><text:line-break/><text:span text:style-name="T8">(3) Die Präsentation der </text:span><text:span text:style-name="T9">Formulare</text:span><text:span text:style-name="T8"> </text:span><text:span text:style-name="T9">auf</text:span><text:span text:style-name="T8"> unsere</text:span><text:span text:style-name="T9">r</text:span><text:span text:style-name="T8"> </text:span><text:span text:style-name="T9">Platform </text:span><text:span text:style-name="T8">stellen kein rechtlich bindendes Vertragsangebot unsererseits dar, sondern sind nur eine unverbindliche Aufforderungen an den Verbraucher, </text:span><text:span text:style-name="T9">unsere Dienstleistung</text:span><text:span text:style-name="T8"> </text:span><text:span text:style-name="T9">in Anspruch zu nehmen</text:span><text:span text:style-name="T8">. Mit de</text:span><text:span text:style-name="T9">m</text:span><text:span text:style-name="T8"> </text:span><text:span text:style-name="T9">Auftrag </text:span><text:span text:style-name="T8">de</text:span><text:span text:style-name="T9">s</text:span><text:span text:style-name="T8"> </text:span><text:span text:style-name="T9">versandes des Formulars</text:span><text:span text:style-name="T8"> Ware gibt der Verbraucher ein für ihn verbindliches Angebot auf Abschluss eines </text:span><text:span text:style-name="T9">Dienstvertrages</text:span><text:span text:style-name="T8"> ab.</text:span><text:line-break/><text:span text:style-name="T8">(4) Bei Eingang einer Bestellung in unsere</text:span><text:span text:style-name="T9">r</text:span><text:span text:style-name="T8"> </text:span><text:span text:style-name="T9">Platform</text:span><text:span text:style-name="T8"> gelten folgende Regelungen: Der Verbraucher gibt ein bindendes Vertragsangebot ab, indem er die in </text:span><text:span text:style-name="T10">auf unserem Formularportal</text:span><text:span text:style-name="T8"> vorgesehene Bestellprozedur erfolgreich durchläuft.</text:span><text:line-break/><text:soft-page-break/><text:line-break/><text:span text:style-name="T8">Die Bestellung erfolgt in folgenden Schritten:</text:span></text:p>
      <text:list xml:id="list3859008000063013538" text:style-name="L1">
        <text:list-item>
          <text:p text:style-name="P51">Ausfüllen des ausgewählten Formulars</text:p>
        </text:list-item>
        <text:list-item>
          <text:p text:style-name="P51">Klicken auf "Jetzt für X,XX € als Brief versenden"</text:p>
        </text:list-item>
        <text:list-item>
          <text:p text:style-name="P51">Überprüfen und gegebenenfalls Korrektur des Empfängers</text:p>
        </text:list-item>
        <text:list-item>
          <text:p text:style-name="P51">Zahlungsart wählen und Zahlungsdaten eintragen</text:p>
        </text:list-item>
        <text:list-item>
          <text:p text:style-name="P51">Klicken auf "Jetzt kostenpflichtig für 2,99 € versenden" um zu Bezahlen und den Versand durchzuführen</text:p>
        </text:list-item>
      </text:list>
      <text:p text:style-name="P38"><text:span text:style-name="T8">Der Verbraucher kann vor dem verbindlichen Absenden der Bestellung durch Betätigen der in dem von ihm verwendeten Internet-Browser enthaltenen „Zurück“-Taste nach Kontrolle seiner Angaben wieder zu der Internetseite gelangen, auf der die Angaben des Kunden erfasst werden und Eingabefehler berichtigen bzw. durch Schließen des Internetbrowsers den Bestellvorgang abbrechen. Wir bestätigen den Eingang der Bestellung unmittelbar durch eine automatisch generierte E-Mail („</text:span><text:span text:style-name="T10">Versand</text:span><text:span text:style-name="T8">bestätigung“) </text:span><text:span text:style-name="T10">inklusive einer Kopie des von uns versandten Formulars</text:span><text:span text:style-name="T8">. Mit dieser nehmen wir Ihr Angebot an.</text:span></text:p>
      <text:p text:style-name="P38"><text:span text:style-name="T10">Eine ordentliche Rechnung können Sie separat beim Kundendienst anfordern.</text:span><text:line-break/><text:line-break/><text:span text:style-name="T8">(5) Speicherung des Vertragstextes bei Bestellungen über unser Formularportal : Wir senden Ihnen die Bestelldaten und unsere AGB per E-Mail zu. Die AGB können Sie jederzeit auch unter https://antrag.incentergy.de/AGB.pdf einsehen. Ihre Bestelldaten sind aus Sicherheitsgründen nicht mehr über das Internet zugänglich.</text:span></text:p>
      <text:p text:style-name="P30"/>
      <text:p text:style-name="P30">§3 Preise, Versandkosten, Zahlung, Fälligkeit</text:p>
      <text:p text:style-name="P30"/>
      <text:p text:style-name="P37"><text:span text:style-name="T8">(1) Die angegebenen Preise enthalten die gesetzliche Umsatzsteuer und sonstige Preisbestandteile.</text:span><text:line-break/><text:line-break/><text:span text:style-name="T8">(2) Der Verbraucher hat die Möglichkeit der Zahlung per PayPal, Kreditkarte( Visa, Mastercard, American Express ) .</text:span><text:line-break/></text:p>
      <text:p text:style-name="P30">§4 Lieferung</text:p>
      <text:p text:style-name="P30"/>
      <text:p text:style-name="P36"><text:span text:style-name="T14">(1) Sofern wir dies in der Produktbeschreibung nicht deutlich anders angegeben haben, sind alle von uns angebotenen </text:span><text:span text:style-name="T15">Formulare</text:span><text:span text:style-name="T14"> sofort versandfertig. De</text:span><text:span text:style-name="T15">r</text:span><text:span text:style-name="T14"> </text:span><text:span text:style-name="T15">Versand an den Empfänger</text:span><text:span text:style-name="T14"> erfolgt hier spätesten innerhalb von </text:span><text:span text:style-name="T15">24 Stunden über unseren Dienstleister </text:span><text:span text:style-name="T13">PixelLetter e.K.</text:span><text:span text:style-name="T14">.</text:span><text:span text:style-name="T17"><text:line-break/><text:line-break/></text:span><text:span text:style-name="T14">(2) Die Gefahr des zufälligen Untergangs und der zufälligen Verschlechterung der verkauften Sache geht auch beim Versendungskauf erst mit der Übergabe der Sache an den Käufer auf diesen über.</text:span><text:span text:style-name="T17"><text:line-break/></text:span></text:p>
      <text:p text:style-name="P30">§<text:span text:style-name="T18">5</text:span> Gewährleistung</text:p>
      <text:p text:style-name="P30"/>
      <text:p text:style-name="P35">Es gelten die gesetzlichen Gewährleistungsregelungen.</text:p>
      <text:p text:style-name="P35"/>
      <text:p text:style-name="P30">§<text:span text:style-name="T18">6</text:span> Vertragssprache</text:p>
      <text:p text:style-name="P30"><text:soft-page-break/></text:p>
      <text:p text:style-name="P37"><text:span text:style-name="T8">Als Vertragssprache steht ausschließlich Deutsch zur Verfügung.</text:span><text:line-break/></text:p>
      <text:p text:style-name="P30">§<text:span text:style-name="T18">7</text:span> Kundendienst</text:p>
      <text:p text:style-name="P30"/>
      <text:p text:style-name="P28">Unser Kundendienst für Fragen, Reklamationen und Beanstandungen steht Ihnen werktags von 9:00 Uhr bis 17:30 Uhr unter</text:p>
      <text:p text:style-name="P28"/>
      <text:p text:style-name="P48">Telefon: +491736322621<text:line-break/>Telefax: +491736322621<text:line-break/>E-Mail: <text:a xlink:type="simple" xlink:href="mailto:info@incentergy.de">info@incentergy.de</text:a></text:p>
      <text:p text:style-name="P31"/>
      <text:p text:style-name="P29"><text:span text:style-name="T11">zur Verfügung.</text:span><text:line-break/><text:line-break/></text:p>
      <text:p text:style-name="P32">Stand der AGB Jan. 2016</text:p>
      <text:p text:style-name="P32"/>
      <text:p text:style-name="P41"><draw:line text:anchor-type="paragraph" draw:z-index="0" draw:name="Gerade Verbindung 5" draw:style-name="gr1" draw:text-style-name="P55" svg:x1="0.0909in" svg:y1="4.1343in" svg:x2="0.2874in" svg:y2="4.1343in"><text:p/></draw:line><draw:line text:anchor-type="paragraph" draw:z-index="1" draw:name="Gerade Verbindung 3" draw:style-name="gr1" draw:text-style-name="P55" svg:x1="0.0909in" svg:y1="7.9161in" svg:x2="0.2874in" svg:y2="7.9161in"><text:p/></draw:line><text:a xlink:type="simple" xlink:href="http://www.agb.de/">Gratis AGB</text:a><text:span text:style-name="T16"> </text:span><text:span text:style-name="T12">erstellt von agb.de</text:span></text:p>
      <text:p text:style-name="P42"/>
      <text:p text:style-name="P49"/>
      <text:p text:style-name="P49"/>
      <text:p text:style-name="P49"/>
      <text:p text:style-name="P4"/>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Helvetica Neue', Helvetica, sans-serif"/>
    <style:font-face style:name="Verdana" svg:font-family="Verdana, Arial"/>
    <style:font-face style:name="inherit" svg:font-family="inherit"/>
    <style:font-face style:name="FreeSans1" svg:font-family="FreeSans" style:font-family-generic="swiss"/>
    <style:font-face style:name="Open Sans1" svg:font-family="'Open Sans'" style:font-family-generic="swiss"/>
    <style:font-face style:name="Albany" svg:font-family="Albany" style:font-family-generic="roman" style:font-pitch="variable"/>
    <style:font-face style:name="Arial1" svg:font-family="Arial"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2" svg:font-family="'Ope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writing-mode="lr-tb"/>
      <style:text-properties style:font-name="Open Sans" fo:font-family="'Open Sans'" style:font-family-generic="roman" style:font-pitch="variable" style:font-name-complex="Arial3"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uber_20_Standard" style:display-name="Gruber Standard" style:family="paragraph" style:parent-style-name="Standard" style:default-outline-level=""/>
    <style:style style:name="Gruber_20_Standard_20_Betreff" style:display-name="Gruber Standard Betreff" style:family="paragraph" style:parent-style-name="Standard" style:default-outline-level="">
      <style:text-properties fo:letter-spacing="-0.0043in" fo:font-weight="bold" style:font-weight-asian="bold"/>
    </style:style>
    <style:style style:name="List_20_Bullet" style:display-name="List Bullet" style:family="paragraph" style:parent-style-name="Standard" style:auto-update="true" style:default-outline-level="">
      <style:text-properties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Gruber_20_Arial_20_3" style:display-name="Gruber Arial 3" style:family="paragraph" style:parent-style-name="Standard" style:default-outline-level="">
      <style:paragraph-properties fo:margin-left="-0.0193in" fo:margin-right="0in" fo:text-indent="0in" style:auto-text-indent="false"/>
      <style:text-properties fo:color="#7f7f7f" fo:font-size="3pt" fo:letter-spacing="0.0071in" style:font-size-asian="3pt" style:font-size-complex="4pt" style:font-weight-complex="bold"/>
    </style:style>
    <style:style style:name="Gruber_20_Arial_20_7" style:display-name="Gruber Arial 7" style:family="paragraph" style:parent-style-name="Standard" style:default-outline-level="">
      <style:paragraph-properties fo:margin-left="-0.0193in" fo:margin-right="0in" fo:text-indent="0in" style:auto-text-indent="false"/>
      <style:text-properties fo:color="#7f7f7f" fo:font-size="7pt" style:font-size-asian="7pt" style:font-size-complex="7pt"/>
    </style:style>
    <style:style style:name="Gruber_20_Arial_20_10" style:display-name="Gruber Arial 10" style:family="paragraph" style:parent-style-name="Standard" style:default-outline-level="">
      <style:paragraph-properties fo:margin-left="-0.0193in" fo:margin-right="0in" fo:text-indent="0in" style:auto-text-indent="false"/>
      <style:text-properties fo:color="#7f7f7f" style:font-size-complex="10pt"/>
    </style:style>
    <style:style style:name="Gruber_20_Arial_20_8_20_fett" style:display-name="Gruber Arial 8 fett" style:family="paragraph" style:parent-style-name="Standard" style:default-outline-level="">
      <style:paragraph-properties fo:margin-left="-0.0193in" fo:margin-right="0in" fo:text-indent="0in" style:auto-text-indent="false"/>
      <style:text-properties fo:color="#7f7f7f" fo:font-size="8pt" fo:font-weight="bold" style:font-size-asian="8pt" style:font-weight-asian="bold" style:font-size-complex="8pt" style:font-weight-complex="bold"/>
    </style:style>
    <style:style style:name="Gruber_20_Arial_20_6" style:display-name="Gruber Arial 6" style:family="paragraph" style:parent-style-name="Standard" style:default-outline-level="">
      <style:paragraph-properties fo:margin-left="-0.0193in" fo:margin-right="0in" fo:text-indent="0in" style:auto-text-indent="false"/>
      <style:text-properties fo:color="#7f7f7f" fo:font-size="6.5pt" style:font-size-asian="6.5pt" style:font-size-complex="6.5pt"/>
    </style:style>
    <style:style style:name="Gruber_20_Arial_20_fett_20_7" style:display-name="Gruber Arial fett 7" style:family="paragraph" style:parent-style-name="Standard" style:default-outline-level="">
      <style:paragraph-properties fo:margin-left="-0.0193in" fo:margin-right="0in" fo:text-indent="0in" style:auto-text-indent="false"/>
      <style:text-properties fo:color="#7f7f7f" fo:font-size="7pt" fo:font-weight="bold" style:font-size-asian="7pt" style:font-weight-asian="bold" style:font-size-complex="7pt" style:font-weight-complex="bold"/>
    </style:style>
    <style:style style:name="Gruber_20_6_20_Arial" style:display-name="Gruber 6 Arial" style:family="paragraph" style:parent-style-name="Standard" style:default-outline-level="">
      <style:paragraph-properties fo:margin-left="-0.0193in" fo:margin-right="0in" fo:text-indent="0in" style:auto-text-indent="false"/>
      <style:text-properties fo:color="#7f7f7f" fo:font-size="6pt" style:font-size-asian="6pt" style:font-size-complex="6pt"/>
    </style:style>
    <style:style style:name="Gruber_20_Arial_20_fett_20_6" style:display-name="Gruber Arial fett 6" style:family="paragraph" style:parent-style-name="Standard" style:default-outline-level="">
      <style:paragraph-properties fo:margin-left="-0.0193in" fo:margin-right="0in" fo:text-indent="0in" style:auto-text-indent="false">
        <style:tab-stops>
          <style:tab-stop style:position="0.4071in"/>
        </style:tab-stops>
      </style:paragraph-properties>
      <style:text-properties fo:color="#7f7f7f" fo:font-size="6pt" fo:font-weight="bold" style:font-size-asian="6pt" style:font-weight-asian="bold" style:font-size-complex="6pt"/>
    </style:style>
    <style:style style:name="Gruber_20_Fußzeile_20_6_20_fett" style:display-name="Gruber Fußzeile 6 fett" style:family="paragraph" style:parent-style-name="Standard" style:default-outline-level="">
      <style:text-properties fo:color="#7f7f7f" fo:font-size="6pt" fo:font-weight="bold" style:font-size-asian="6pt" style:font-weight-asian="bold" style:font-size-complex="6pt"/>
    </style:style>
    <style:style style:name="Gruber_20_Zeile" style:display-name="Gruber Zeile" style:family="paragraph" style:parent-style-name="Standard" style:default-outline-level="">
      <style:text-properties fo:font-size="8pt" style:font-size-asian="8pt" style:font-size-complex="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Open Sans" fo:font-family="'Open Sans'" style:font-family-generic="roman" style:font-pitch="variable" style:font-name-complex="Arial3" style:font-family-complex="Arial" style:font-family-generic-complex="system" style:font-pitch-complex="variable" style:font-size-complex="11pt"/>
    </style:style>
    <style:style style:name="Table_20_Contents" style:display-name="Table Contents" style:family="paragraph" style:parent-style-name="Text_20_body" style:default-outline-level="" style:class="extra">
      <style:paragraph-properties fo:line-height="115%" fo:text-align="start" style:justify-single-word="false" fo:orphans="0" fo:widows="0" text:number-lines="false" text:line-number="0"/>
      <style:text-properties style:font-name="Albany" fo:font-family="Albany" style:font-family-generic="roman" style:font-pitch="variable" fo:letter-spacing="0.0016in" style:letter-kerning="true" style:font-name-asian="Andale Sans UI" style:font-family-asian="'Andale Sans UI'" style:font-family-generic-asian="system" style:font-pitch-asian="variabl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Kopfzeile_20_Zchn" style:display-name="Kopfzeile Zchn" style:family="text">
      <style:text-properties style:font-name="Arial1"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ußzeile_20_Zchn" style:display-name="Fußzeile Zchn" style:family="text">
      <style:text-properties style:font-name="Arial1"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körper_20_Zchn" style:display-name="Textkörper Zchn" style:family="text" style:parent-style-name="Default_20_Paragraph_20_Font">
      <style:text-properties style:font-name="Open Sans" fo:font-family="'Open Sans'" style:font-family-generic="roman" style:font-pitch="variable" style:font-name-complex="Arial3" style:font-family-complex="Arial" style:font-family-generic-complex="system" style:font-pitch-complex="variable" style:font-size-complex="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fo:font-size="12pt" fo:font-style="normal" fo:font-weight="bold" style:font-size-asian="12pt" style:font-style-asian="normal" style:font-weight-asian="bold"/>
    </style:style>
    <style:style style:name="ListLabel_20_3" style:display-name="ListLabel 3" style:family="text">
      <style:text-properties style:text-underline-style="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9pt" style:font-size-asian="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0.75in" fo:text-indent="-0.0783in" fo:margin-left="0.8283in"/>
        </style:list-level-properties>
        <style:text-properties fo:font-family="Symbol" style:font-style-name="Regular" style:font-pitch="variable" style:font-charset="x-symbol"/>
      </text:list-level-style-bullet>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4925in" fo:margin-left="0.4925in"/>
        </style:list-level-properties>
        <style:text-properties fo:font-family="Symbol" style:font-style-name="Regular" style:font-pitch="variable" style:font-charset="x-symbol"/>
      </text:list-level-style-bullet>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text:style-name="ListLabel_20_1"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5" text:style-name="ListLabel_20_1"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1" style:num-prefix="("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7" text:style-name="ListLabel_20_1"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8" text:style-name="ListLabel_20_1" style:num-prefix="("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text:style-name="ListLabel_20_1" style:num-prefix="("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25in" fo:margin-left="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25in" fo:margin-left="1.7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7.0917in" fo:margin-left="-0.075in" fo:margin-top="0in" fo:margin-bottom="0in" table:align="left" style:writing-mode="lr-tb"/>
    </style:style>
    <style:style style:name="Table4.A" style:family="table-column">
      <style:table-column-properties style:column-width="5.1931in"/>
    </style:style>
    <style:style style:name="Table4.B" style:family="table-column">
      <style:table-column-properties style:column-width="1.8986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none"/>
    </style:style>
    <style:style style:name="Table4.B1" style:family="table-cell">
      <style:table-cell-properties fo:padding-left="0.075in" fo:padding-right="0.075in" fo:padding-top="0in" fo:padding-bottom="0in" fo:border="none"/>
    </style:style>
    <style:style style:name="Table8" style:family="table">
      <style:table-properties style:width="7.0917in" fo:margin-left="-0.075in" fo:margin-top="0in" fo:margin-bottom="0in" table:align="left" style:writing-mode="lr-tb"/>
    </style:style>
    <style:style style:name="Table8.A" style:family="table-column">
      <style:table-column-properties style:column-width="5.1931in"/>
    </style:style>
    <style:style style:name="Table8.B" style:family="table-column">
      <style:table-column-properties style:column-width="1.8986in"/>
    </style:style>
    <style:style style:name="Table8.1" style:family="table-row">
      <style:table-row-properties fo:keep-together="auto"/>
    </style:style>
    <style:style style:name="Table8.A1" style:family="table-cell">
      <style:table-cell-properties style:vertical-align="bottom"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5" style:family="table">
      <style:table-properties style:width="1.9451in" fo:margin-left="-0.0035in" fo:margin-top="0in" fo:margin-bottom="0in" table:align="left" style:writing-mode="lr-tb"/>
    </style:style>
    <style:style style:name="Table5.A" style:family="table-column">
      <style:table-column-properties style:column-width="1.9451in"/>
    </style:style>
    <style:style style:name="Table5.1" style:family="table-row">
      <style:table-row-properties fo:keep-together="auto"/>
    </style:style>
    <style:style style:name="Table5.A1" style:family="table-cell">
      <style:table-cell-properties fo:padding-left="0.0785in" fo:padding-right="0.075in" fo:padding-top="0in" fo:padding-bottom="0in" fo:border="none"/>
    </style:style>
    <style:style style:name="Table5.2" style:family="table-row">
      <style:table-row-properties style:min-row-height="0.7875in" fo:keep-together="auto"/>
    </style:style>
    <style:style style:name="Table5.A2" style:family="table-cell">
      <style:table-cell-properties fo:padding-left="0.075in" fo:padding-right="0.075in" fo:padding-top="0in" fo:padding-bottom="0in" fo:border="none"/>
    </style:style>
    <style:style style:name="Table5.12" style:family="table-row">
      <style:table-row-properties style:min-row-height="0.5771in" fo:keep-together="auto"/>
    </style:style>
    <style:style style:name="Table5.13" style:family="table-row">
      <style:table-row-properties style:min-row-height="0.0965in" fo:keep-together="auto"/>
    </style:style>
    <style:style style:name="Table9" style:family="table">
      <style:table-properties style:width="1.9451in" fo:margin-left="-0.0035in" fo:margin-top="0in" fo:margin-bottom="0in" table:align="left" style:writing-mode="lr-tb"/>
    </style:style>
    <style:style style:name="Table9.A" style:family="table-column">
      <style:table-column-properties style:column-width="1.9451in"/>
    </style:style>
    <style:style style:name="Table9.1" style:family="table-row">
      <style:table-row-properties fo:keep-together="auto"/>
    </style:style>
    <style:style style:name="Table9.A1" style:family="table-cell">
      <style:table-cell-properties fo:padding-left="0.0785in" fo:padding-right="0.075in" fo:padding-top="0in" fo:padding-bottom="0in" fo:border="none"/>
    </style:style>
    <style:style style:name="Table9.2" style:family="table-row">
      <style:table-row-properties style:min-row-height="0.7875in" fo:keep-together="auto"/>
    </style:style>
    <style:style style:name="Table9.A2" style:family="table-cell">
      <style:table-cell-properties fo:padding-left="0.075in" fo:padding-right="0.075in" fo:padding-top="0in" fo:padding-bottom="0in" fo:border="none"/>
    </style:style>
    <style:style style:name="Table9.12" style:family="table-row">
      <style:table-row-properties style:min-row-height="0.5771in" fo:keep-together="auto"/>
    </style:style>
    <style:style style:name="Table9.13" style:family="table-row">
      <style:table-row-properties style:min-row-height="0.0965in" fo:keep-together="auto"/>
    </style:style>
    <style:style style:name="Table6" style:family="table">
      <style:table-properties style:width="2.4611in" fo:margin-left="4.5285in" fo:margin-top="0in" fo:margin-bottom="0in" table:align="left" style:writing-mode="lr-tb"/>
    </style:style>
    <style:style style:name="Table6.A" style:family="table-column">
      <style:table-column-properties style:column-width="2.4611in"/>
    </style:style>
    <style:style style:name="Table6.1" style:family="table-row">
      <style:table-row-properties style:min-row-height="0.5118in" fo:keep-together="auto"/>
    </style:style>
    <style:style style:name="Table6.A1" style:family="table-cell">
      <style:table-cell-properties style:vertical-align="bottom" fo:padding-left="0.075in" fo:padding-right="0.075in" fo:padding-top="0in" fo:padding-bottom="0in" fo:border="none"/>
    </style:style>
    <style:style style:name="Table10" style:family="table">
      <style:table-properties style:width="2.4611in" fo:margin-left="4.5285in" fo:margin-top="0in" fo:margin-bottom="0in" table:align="left" style:writing-mode="lr-tb"/>
    </style:style>
    <style:style style:name="Table10.A" style:family="table-column">
      <style:table-column-properties style:column-width="2.4611in"/>
    </style:style>
    <style:style style:name="Table10.1" style:family="table-row">
      <style:table-row-properties style:min-row-height="0.5118in" fo:keep-together="auto"/>
    </style:style>
    <style:style style:name="Table10.A1" style:family="table-cell">
      <style:table-cell-properties style:vertical-align="bottom" fo:padding-left="0.075in" fo:padding-right="0.075in" fo:padding-top="0in" fo:padding-bottom="0in" fo:border="none"/>
    </style:style>
    <style:style style:name="MP1" style:family="paragraph" style:parent-style-name="Header">
      <style:paragraph-properties>
        <style:tab-stops/>
      </style:paragraph-properties>
    </style:style>
    <style:style style:name="MP2" style:family="paragraph" style:parent-style-name="Standard">
      <style:paragraph-properties fo:margin-left="0.0984in" fo:margin-right="0in" fo:text-indent="0in" style:auto-text-indent="false"/>
    </style:style>
    <style:style style:name="MP3" style:family="paragraph" style:parent-style-name="Header">
      <style:paragraph-properties fo:margin-left="0in" fo:margin-right="0.0472in" fo:text-indent="0in" style:auto-text-indent="false" fo:padding-left="0in" fo:padding-right="0in" fo:padding-top="0in" fo:padding-bottom="0.0138in" fo:border-left="none" fo:border-right="none" fo:border-top="none" fo:border-bottom="0.74pt solid #00000a"/>
      <style:text-properties fo:font-size="8pt" style:font-size-asian="8pt" style:font-size-complex="8pt"/>
    </style:style>
    <style:style style:name="MP4" style:family="paragraph" style:parent-style-name="Header">
      <style:text-properties fo:font-size="8pt" style:font-size-asian="8pt" style:font-size-complex="8pt"/>
    </style:style>
    <style:style style:name="MP5" style:family="paragraph" style:parent-style-name="Header">
      <style:paragraph-properties fo:text-align="end" style:justify-single-word="false"/>
    </style:style>
    <style:style style:name="MP6" style:family="paragraph" style:parent-style-name="Gruber_20_Arial_20_8_20_fett">
      <style:paragraph-properties fo:margin-left="0in" fo:margin-right="0in" fo:text-indent="0in" style:auto-text-indent="false"/>
    </style:style>
    <style:style style:name="MP7" style:family="paragraph" style:parent-style-name="Gruber_20_Arial_20_8_20_fett">
      <style:paragraph-properties fo:margin-left="0in" fo:margin-right="0in" fo:text-indent="0in" style:auto-text-indent="false"/>
      <style:text-properties fo:color="#00000a" fo:font-size="6pt" fo:font-weight="normal" style:font-size-asian="6pt" style:font-weight-asian="normal" style:font-name-complex="Open Sans2" style:font-size-complex="6pt"/>
    </style:style>
    <style:style style:name="MP8" style:family="paragraph" style:parent-style-name="Gruber_20_Arial_20_8_20_fett">
      <style:paragraph-properties fo:margin-left="0in" fo:margin-right="0in" fo:margin-top="0in" fo:margin-bottom="0in" style:contextual-spacing="false" fo:text-indent="0in" style:auto-text-indent="false"/>
      <style:text-properties fo:color="#00000a" fo:font-size="7pt" fo:font-weight="normal" style:font-size-asian="7pt" style:font-weight-asian="normal" style:font-name-complex="Open Sans2" style:font-size-complex="7pt"/>
    </style:style>
    <style:style style:name="MP9" style:family="paragraph" style:parent-style-name="Gruber_20_Arial_20_8_20_fett">
      <style:paragraph-properties fo:margin-left="0in" fo:margin-right="0in" fo:margin-top="0in" fo:margin-bottom="0in" style:contextual-spacing="false" fo:text-indent="0in" style:auto-text-indent="false">
        <style:tab-stops>
          <style:tab-stop style:position="0.4008in"/>
        </style:tab-stops>
      </style:paragraph-properties>
      <style:text-properties fo:color="#00000a" fo:font-size="2pt" fo:font-weight="normal" style:font-size-asian="2pt" style:font-weight-asian="normal" style:font-name-complex="Open Sans2" style:font-size-complex="2pt"/>
    </style:style>
    <style:style style:name="MP10" style:family="paragraph" style:parent-style-name="Gruber_20_Arial_20_8_20_fett">
      <style:paragraph-properties fo:margin-left="0in" fo:margin-right="0in" fo:margin-top="0in" fo:margin-bottom="0in" style:contextual-spacing="false" fo:text-indent="0in" style:auto-text-indent="false">
        <style:tab-stops>
          <style:tab-stop style:position="0.4008in"/>
        </style:tab-stops>
      </style:paragraph-properties>
      <style:text-properties fo:color="#00000a" fo:font-size="7pt" fo:font-weight="normal" style:font-size-asian="7pt" style:font-weight-asian="normal" style:font-name-complex="Open Sans2" style:font-size-complex="7pt"/>
    </style:style>
    <style:style style:name="MP11" style:family="paragraph" style:parent-style-name="Gruber_20_Arial_20_8_20_fett">
      <style:paragraph-properties fo:margin-left="0in" fo:margin-right="0in" fo:margin-top="0in" fo:margin-bottom="0in" style:contextual-spacing="false" fo:text-indent="0in" style:auto-text-indent="false">
        <style:tab-stops>
          <style:tab-stop style:position="0.3937in"/>
        </style:tab-stops>
      </style:paragraph-properties>
      <style:text-properties fo:color="#00000a" fo:font-size="7pt" fo:font-weight="normal" style:font-size-asian="7pt" style:font-weight-asian="normal" style:font-name-complex="Open Sans2" style:font-size-complex="7pt"/>
    </style:style>
    <style:style style:name="MP12" style:family="paragraph" style:parent-style-name="Gruber_20_Arial_20_8_20_fett">
      <style:paragraph-properties fo:margin-left="0in" fo:margin-right="0in" fo:margin-top="0in" fo:margin-bottom="0in" style:contextual-spacing="false" fo:text-indent="0in" style:auto-text-indent="false"/>
      <style:text-properties fo:color="#00000a" fo:font-size="5pt" fo:font-weight="normal" style:font-size-asian="5pt" style:font-weight-asian="normal" style:font-name-complex="Open Sans2" style:font-size-complex="5pt"/>
    </style:style>
    <style:style style:name="MP13" style:family="paragraph" style:parent-style-name="Gruber_20_Arial_20_7">
      <style:paragraph-properties fo:margin-left="0in" fo:margin-right="0in" fo:margin-top="0in" fo:margin-bottom="0in" style:contextual-spacing="false" fo:text-indent="0in" style:auto-text-indent="false"/>
      <style:text-properties fo:color="#00000a" fo:font-weight="bold" style:font-weight-asian="bold" style:font-name-complex="Open Sans2"/>
    </style:style>
    <style:style style:name="MP14" style:family="paragraph" style:parent-style-name="Gruber_20_Arial_20_7">
      <style:paragraph-properties fo:margin-left="0in" fo:margin-right="0in" fo:margin-top="0in" fo:margin-bottom="0in" style:contextual-spacing="false" fo:text-indent="0in" style:auto-text-indent="false"/>
      <style:text-properties fo:color="#00000a" fo:font-size="6pt" style:font-size-asian="6pt" style:font-name-complex="Open Sans2" style:font-size-complex="6pt"/>
    </style:style>
    <style:style style:name="MP15" style:family="paragraph" style:parent-style-name="Gruber_20_Arial_20_7">
      <style:paragraph-properties fo:margin-left="0in" fo:margin-right="0in" fo:margin-top="0in" fo:margin-bottom="0in" style:contextual-spacing="false" fo:text-indent="0in" style:auto-text-indent="false"/>
    </style:style>
    <style:style style:name="MP16" style:family="paragraph" style:parent-style-name="Frame_20_contents">
      <style:paragraph-properties fo:margin-top="0in" fo:margin-bottom="0in" style:contextual-spacing="false"/>
    </style:style>
    <style:style style:name="MP17" style:family="paragraph" style:parent-style-name="Gruber_20_Arial_20_7">
      <style:paragraph-properties fo:margin-left="0in" fo:margin-right="0in" fo:margin-top="0in" fo:margin-bottom="0in" style:contextual-spacing="false" fo:text-indent="0in" style:auto-text-indent="false"/>
      <style:text-properties fo:color="#00000a" fo:font-size="6pt" fo:language="en" fo:country="US" style:font-size-asian="6pt" style:font-name-complex="Open Sans2" style:font-size-complex="6pt"/>
    </style:style>
    <style:style style:name="MP18" style:family="paragraph" style:parent-style-name="Gruber_20_Arial_20_7">
      <style:paragraph-properties fo:margin-left="0in" fo:margin-right="0in" fo:text-indent="0in" style:auto-text-indent="false"/>
      <style:text-properties fo:color="#00000a" fo:font-size="6pt" style:font-size-asian="6pt" style:font-name-complex="Open Sans2" style:font-size-complex="6pt"/>
    </style:style>
    <style:style style:name="MP19" style:family="paragraph" style:parent-style-name="Gruber_20_Arial_20_7">
      <style:paragraph-properties fo:margin-left="0in" fo:margin-right="0in" fo:text-align="end" style:justify-single-word="false" fo:text-indent="0in" style:auto-text-indent="false"/>
      <style:text-properties fo:color="#00000a" fo:font-size="6pt" style:font-size-asian="6pt" style:font-size-complex="6pt"/>
    </style:style>
    <style:style style:name="MP20" style:family="paragraph" style:parent-style-name="Gruber_20_Arial_20_8_20_fett">
      <style:paragraph-properties fo:margin-left="0in" fo:margin-right="0in" fo:margin-top="0in" fo:margin-bottom="0in" style:contextual-spacing="false" fo:text-indent="0in" style:auto-text-indent="false"/>
      <style:text-properties fo:color="#00000a" fo:font-size="7pt" fo:font-weight="normal" officeooo:rsid="001d4d0b" officeooo:paragraph-rsid="001d4d0b" style:font-size-asian="7pt" style:font-weight-asian="normal" style:font-name-complex="Open Sans2" style:font-size-complex="7pt"/>
    </style:style>
    <style:style style:name="MP21" style:family="paragraph" style:parent-style-name="Gruber_20_Arial_20_7">
      <style:paragraph-properties fo:margin-left="0in" fo:margin-right="0in" fo:margin-top="0in" fo:margin-bottom="0in" style:contextual-spacing="false" fo:text-indent="0in" style:auto-text-indent="false"/>
      <style:text-properties fo:color="#00000a" fo:font-size="6pt" officeooo:rsid="001d4d0b" officeooo:paragraph-rsid="001d4d0b" style:font-size-asian="6pt" style:font-name-complex="Open Sans2" style:font-size-complex="6pt"/>
    </style:style>
    <style:style style:name="MP22" style:family="paragraph" style:parent-style-name="Gruber_20_Arial_20_7">
      <style:paragraph-properties fo:margin-left="0in" fo:margin-right="0in" fo:margin-top="0in" fo:margin-bottom="0in" style:contextual-spacing="false" fo:text-indent="0in" style:auto-text-indent="false"/>
      <style:text-properties fo:color="#00000a" fo:font-size="7pt" fo:font-weight="bold" officeooo:rsid="001d4d0b" officeooo:paragraph-rsid="001d4d0b" style:font-size-asian="7pt" style:font-weight-asian="bold" style:font-name-complex="Open Sans2" style:font-size-complex="7pt" style:font-weight-complex="bold"/>
    </style:style>
    <style:style style:name="MP23" style:family="paragraph" style:parent-style-name="Gruber_20_Arial_20_7">
      <style:paragraph-properties fo:margin-left="0in" fo:margin-right="0in" fo:margin-top="0in" fo:margin-bottom="0in" style:contextual-spacing="false" fo:text-indent="0in" style:auto-text-indent="false"/>
      <style:text-properties fo:color="#00000a" fo:font-size="6pt" officeooo:paragraph-rsid="001d4d0b" style:font-size-asian="6pt" style:font-name-complex="Open Sans2" style:font-size-complex="6pt"/>
    </style:style>
    <style:style style:name="MP24"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officeooo:paragraph-rsid="001d4d0b" style:font-size-asian="6pt" style:font-size-complex="6pt"/>
    </style:style>
    <style:style style:name="MP25" style:family="paragraph" style:parent-style-name="Gruber_20_Arial_20_7">
      <style:paragraph-properties fo:margin-left="0in" fo:margin-right="0in" fo:margin-top="0in" fo:margin-bottom="0in" style:contextual-spacing="false" fo:text-indent="0in" style:auto-text-indent="false"/>
      <style:text-properties fo:font-variant="normal" fo:text-transform="none" style:use-window-font-color="true" style:font-name="Open Sans1" fo:font-size="6pt" fo:letter-spacing="normal" fo:font-style="normal" fo:font-weight="normal" officeooo:paragraph-rsid="001d4d0b" style:font-size-asian="6pt" style:font-size-complex="6pt"/>
    </style:style>
    <style:style style:name="MP26"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style:font-size-asian="6pt" style:font-name-complex="Open Sans2" style:font-size-complex="6pt"/>
    </style:style>
    <style:style style:name="MP27"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fo:font-weight="bold" officeooo:rsid="00240906" officeooo:paragraph-rsid="00240906" style:font-size-asian="6pt" style:font-weight-asian="bold" style:font-name-complex="Open Sans2" style:font-size-complex="6pt"/>
    </style:style>
    <style:style style:name="MP28"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officeooo:rsid="00240906" officeooo:paragraph-rsid="00240906" style:font-size-asian="6pt" style:font-name-complex="Open Sans2" style:font-size-complex="6pt"/>
    </style:style>
    <style:style style:name="MP29"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officeooo:rsid="0033d23d" officeooo:paragraph-rsid="0026595f" style:font-size-asian="6pt" style:font-name-complex="Open Sans2" style:font-size-complex="6pt"/>
    </style:style>
    <style:style style:name="MP30" style:family="paragraph" style:parent-style-name="Gruber_20_Arial_20_7">
      <style:paragraph-properties fo:margin-left="0in" fo:margin-right="0in" fo:margin-top="0in" fo:margin-bottom="0in" style:contextual-spacing="false" fo:text-indent="0in" style:auto-text-indent="false"/>
      <style:text-properties style:use-window-font-color="true" fo:font-size="6pt" fo:font-weight="bold" style:font-size-asian="6pt" style:font-weight-asian="bold" style:font-name-complex="Open Sans2" style:font-size-complex="6pt"/>
    </style:style>
    <style:style style:name="MP31" style:family="paragraph" style:parent-style-name="Gruber_20_Arial_20_7">
      <style:paragraph-properties fo:margin-left="0in" fo:margin-right="-0.0953in" fo:text-indent="0in" style:auto-text-indent="false"/>
      <style:text-properties fo:color="#3c3a7e" fo:font-size="5pt" fo:font-weight="bold" style:font-size-asian="5pt" style:font-weight-asian="bold" style:font-name-complex="Open Sans2" style:font-size-complex="5pt"/>
    </style:style>
    <style:style style:name="MP32" style:family="paragraph" style:parent-style-name="Gruber_20_Arial_20_7">
      <style:paragraph-properties fo:margin-left="0.1217in" fo:margin-right="0in" fo:text-indent="0in" style:auto-text-indent="false"/>
      <style:text-properties fo:color="#3c3a7e" fo:font-size="10.5pt" fo:font-weight="bold" style:font-size-asian="10.5pt" style:font-weight-asian="bold" style:font-name-complex="Open Sans2" style:font-size-complex="10.5pt"/>
    </style:style>
    <style:style style:name="MP33" style:family="paragraph" style:parent-style-name="Footer">
      <style:paragraph-properties fo:text-align="end" style:justify-single-word="false">
        <style:tab-stops>
          <style:tab-stop style:position="6.3in" style:type="right"/>
        </style:tab-stops>
      </style:paragraph-properties>
    </style:style>
    <style:style style:name="MT1" style:family="text">
      <style:text-properties fo:font-size="8pt" fo:language="en" fo:country="GB" style:font-size-asian="8pt" style:font-name-complex="Open Sans2" style:font-size-complex="8pt"/>
    </style:style>
    <style:style style:name="MT2" style:family="text">
      <style:text-properties fo:color="#00000a" fo:font-size="6pt" fo:letter-spacing="-0.0028in" style:font-size-asian="6pt" style:font-name-complex="Open Sans2" style:font-size-complex="6pt"/>
    </style:style>
    <style:style style:name="MT3" style:family="text">
      <style:text-properties fo:color="#00000a" fo:font-size="6pt" style:font-size-asian="6pt" style:font-name-complex="Open Sans2" style:font-size-complex="6pt"/>
    </style:style>
    <style:style style:name="MT4" style:family="text">
      <style:text-properties officeooo:rsid="001d4d0b"/>
    </style:style>
    <style:style style:name="MT5" style:family="text">
      <style:text-properties officeooo:rsid="002636b1"/>
    </style:style>
    <style:style style:name="MT6" style:family="text"/>
    <style:style style:name="MT7" style:family="text">
      <style:text-properties officeooo:rsid="0024a16b"/>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2in" fo:margin-right="0.1252in" fo:margin-top="0in" fo:margin-bottom="0in" style:run-through="background" style:wrap="parallel" style:number-wrapped-paragraphs="no-limit" style:vertical-pos="from-top" style:vertical-rel="page-content" style:horizontal-pos="from-left" style:horizontal-rel="paragraph" draw:fill="none" fo:padding-left="0.1in" fo:padding-right="0.1in" fo:padding-top="0.05in" fo:padding-bottom="0.05in" fo:border="0.06pt solid #000000"/>
    </style:style>
    <style:style style:name="Mfr3" style:family="graphic" style:parent-style-name="Graphics">
      <style:graphic-properties fo:margin-left="0in" fo:margin-right="0in" fo:margin-top="0in" fo:margin-bottom="0in" fo:padding="0in" fo:border="none" style:mirror="none" fo:clip="rect(0in, 0in, 0in, 0.6661in)"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5"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draw:fill="none" fo:padding="0.05in" fo:border="none"/>
    </style:style>
    <style:style style:name="M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0744in, 0in, -0.0744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1965in" fo:margin-bottom="0.1965in" fo:margin-left="0.9846in" fo:margin-right="0.3937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72in" fo:margin-left="0in" fo:margin-right="0in" fo:margin-bottom="0.1575in" style:dynamic-spacing="true"/>
      </style:header-style>
      <style:footer-style>
        <style:header-footer-properties fo:min-height="0.7882in" fo:margin-left="0in" fo:margin-right="0in" fo:margin-top="0.7484in" style:dynamic-spacing="true"/>
      </style:footer-style>
    </style:page-layout>
    <style:page-layout style:name="Mpm2">
      <style:page-layout-properties fo:page-width="8.2681in" fo:page-height="11.6929in" style:num-format="1" style:print-orientation="portrait" fo:margin-top="0.1965in" fo:margin-bottom="0.1965in" fo:margin-left="0.9846in" fo:margin-right="0.3937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72in" fo:margin-left="0in" fo:margin-right="0in" fo:margin-bottom="0.1575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span text:style-name="MT1">Seite </text:span><text:span text:style-name="MT1"><text:page-number text:select-page="current">3</text:page-number></text:span></text:p>
            </table:table-cell>
            <table:table-cell table:style-name="Table4.B1" office:value-type="string">
              <text:p text:style-name="MP2"><draw:frame draw:style-name="Mfr1" draw:name="Image4" text:anchor-type="paragraph" svg:width="1.65in" svg:height="0.4181in" draw:z-index="6"><draw:image xlink:href="Pictures/1000020100000695000001ABEE59FB27.png" xlink:type="simple" xlink:show="embed" xlink:actuate="onLoad"/></draw:frame></text:p>
            </table:table-cell>
          </table:table-row>
        </table:table>
        <text:p text:style-name="MP3"/>
        <text:p text:style-name="MP3"/>
        <text:p text:style-name="MP4"/>
        <text:p text:style-name="Standard"/>
        <text:p text:style-name="Standard"/>
      </style:header>
      <style:header-first>
        <table:table table:name="Table8" table:style-name="Table8">
          <table:table-column table:style-name="Table8.A"/>
          <table:table-column table:style-name="Table8.B"/>
          <table:table-row table:style-name="Table8.1">
            <table:table-cell table:style-name="Table8.A1" office:value-type="string">
              <text:p text:style-name="MP1"><text:span text:style-name="MT1">Seite </text:span><text:span text:style-name="MT1"><text:page-number text:select-page="current">2</text:page-number></text:span></text:p>
            </table:table-cell>
            <table:table-cell table:style-name="Table8.B1" office:value-type="string">
              <text:p text:style-name="MP2"><draw:frame draw:style-name="Mfr1" draw:name="Image1" text:anchor-type="paragraph" svg:width="1.65in" svg:height="0.4181in" draw:z-index="5"><draw:image xlink:href="Pictures/1000020100000695000001ABEE59FB27.png" xlink:type="simple" xlink:show="embed" xlink:actuate="onLoad"/></draw:frame></text:p>
            </table:table-cell>
          </table:table-row>
        </table:table>
        <text:p text:style-name="MP3"/>
        <text:p text:style-name="MP3"/>
        <text:p text:style-name="MP4"/>
        <text:p text:style-name="Standard"/>
        <text:p text:style-name="Standard"/>
      </style:header-first>
      <style:footer>
        <text:p text:style-name="Footer"/>
      </style:footer>
      <style:footer-first>
        <text:p text:style-name="Footer"/>
      </style:footer-first>
    </style:master-page>
    <style:master-page style:name="First_20_Page" style:display-name="First Page" style:page-layout-name="Mpm2" style:next-style-name="Standard">
      <style:header>
        <text:p text:style-name="MP5"><draw:frame draw:style-name="Mfr2" draw:name="1" text:anchor-type="char" svg:x="5.1189in" svg:y="-0.3016in" svg:width="2.0472in" svg:height="11.0075in" draw:z-index="0"><draw:text-box><table:table table:name="Table5" table:style-name="Table5"><table:table-column table:style-name="Table5.A"/><table:table-row table:style-name="Table5.1"><table:table-cell table:style-name="Table5.A1" office:value-type="string"><text:p text:style-name="MP6"><draw:frame draw:style-name="Mfr3" draw:name="Grafik 4" text:anchor-type="as-char" svg:width="1.6772in" svg:height="0.8937in" draw:z-index="0"><draw:image xlink:href="Pictures/10000000000003E8000001F408D614BA.jpg" xlink:type="simple" xlink:show="embed" xlink:actuate="onLoad"/></draw:frame></text:p></table:table-cell></table:table-row><table:table-row table:style-name="Table5.2"><table:table-cell table:style-name="Table5.A2" office:value-type="string"><text:p text:style-name="MP7"/></table:table-cell></table:table-row><table:table-row table:style-name="Table5.1"><table:table-cell table:style-name="Table5.A2" office:value-type="string"><text:p text:style-name="MP8">PC-Agrar Informations- und</text:p></table:table-cell></table:table-row><table:table-row table:style-name="Table5.1"><table:table-cell table:style-name="Table5.A2" office:value-type="string"><text:p text:style-name="MP8">Beratungsdienst GmbH</text:p></table:table-cell></table:table-row><table:table-row table:style-name="Table5.1"><table:table-cell table:style-name="Table5.A2" office:value-type="string"><text:p text:style-name="MP8">Rennbahnstraße 7</text:p></table:table-cell></table:table-row><table:table-row table:style-name="Table5.1"><table:table-cell table:style-name="Table5.A2" office:value-type="string"><text:p text:style-name="MP8">84347 Pfarrkirchen</text:p></table:table-cell></table:table-row><table:table-row table:style-name="Table5.1"><table:table-cell table:style-name="Table5.A2" office:value-type="string"><text:p text:style-name="MP9"/></table:table-cell></table:table-row><table:table-row table:style-name="Table5.1"><table:table-cell table:style-name="Table5.A2" office:value-type="string"><text:p text:style-name="MP10">Telefon<text:tab/>08561 2622</text:p></table:table-cell></table:table-row><table:table-row table:style-name="Table5.1"><table:table-cell table:style-name="Table5.A2" office:value-type="string"><text:p text:style-name="MP10">Telefax<text:tab/>08561 5484</text:p></table:table-cell></table:table-row><table:table-row table:style-name="Table5.1"><table:table-cell table:style-name="Table5.A2" office:value-type="string"><text:p text:style-name="MP11"><text:tab/>info@pc-agrar.de</text:p></table:table-cell></table:table-row><table:table-row table:style-name="Table5.1"><table:table-cell table:style-name="Table5.A2" office:value-type="string"><text:p text:style-name="MP11"><text:tab/>www.pc-agrar.de</text:p></table:table-cell></table:table-row><table:table-row table:style-name="Table5.12"><table:table-cell table:style-name="Table5.A2" office:value-type="string"><text:p text:style-name="MP12"/><text:p text:style-name="MP12"/><text:p text:style-name="MP12"/><text:p text:style-name="MP12"/></table:table-cell></table:table-row><table:table-row table:style-name="Table5.13"><table:table-cell table:style-name="Table5.A2" office:value-type="string"><text:p text:style-name="MP13">Geschäftsführer</text:p></table:table-cell></table:table-row><table:table-row table:style-name="Table5.1"><table:table-cell table:style-name="Table5.A2" office:value-type="string"><text:p text:style-name="MP14">Dr. Wolfgang Angermair</text:p></table:table-cell></table:table-row><table:table-row table:style-name="Table5.1"><table:table-cell table:style-name="Table5.A2" office:value-type="string"><text:p text:style-name="MP14">Dr. Josef Bosch</text:p></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3">Sitz der Gesellschaft</text:p></table:table-cell></table:table-row><table:table-row table:style-name="Table5.1"><table:table-cell table:style-name="Table5.A2" office:value-type="string"><text:p text:style-name="MP14">84347 Pfarrkirchen</text:p></table:table-cell></table:table-row><table:table-row table:style-name="Table5.1"><table:table-cell table:style-name="Table5.A2" office:value-type="string"><text:p text:style-name="MP14">Amtsgericht Landshut HRB 2513</text:p></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3">Bankverbindungen</text:p></table:table-cell></table:table-row><table:table-row table:style-name="Table5.1"><table:table-cell table:style-name="Table5.A2" office:value-type="string"><text:p text:style-name="MP14">Sparkasse Rottal-Inn</text:p></table:table-cell></table:table-row><table:table-row table:style-name="Table5.1"><table:table-cell table:style-name="Table5.A2" office:value-type="string"><text:p text:style-name="MP14">BLZ 743 514 30</text:p></table:table-cell></table:table-row><table:table-row table:style-name="Table5.1"><table:table-cell table:style-name="Table5.A2" office:value-type="string"><text:p text:style-name="MP15"><text:span text:style-name="MT2">Kto.</text:span><text:span text:style-name="MT3"> 570 031 039</text:span></text:p></table:table-cell></table:table-row><table:table-row table:style-name="Table5.1"><table:table-cell table:style-name="Table5.A2" office:value-type="string"><text:p text:style-name="MP14">IBAN DE39 7435 1430 0570 0310 39</text:p></table:table-cell></table:table-row><table:table-row table:style-name="Table5.1"><table:table-cell table:style-name="Table5.A2" office:value-type="string"><text:p text:style-name="MP14">BIC BYLADEM1EGF</text:p></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3">USt-IdNr.</text:p></table:table-cell></table:table-row><table:table-row table:style-name="Table5.1"><table:table-cell table:style-name="Table5.A2" office:value-type="string"><text:p text:style-name="MP14">DE811491345</text:p></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3"/></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3"/></table:table-cell></table:table-row><table:table-row table:style-name="Table5.1"><table:table-cell table:style-name="Table5.A2" office:value-type="string"><text:p text:style-name="MP13"/></table:table-cell></table:table-row><table:table-row table:style-name="Table5.1"><table:table-cell table:style-name="Table5.A2" office:value-type="string"><text:p text:style-name="MP16"/></table:table-cell></table:table-row><table:table-row table:style-name="Table5.1"><table:table-cell table:style-name="Table5.A2" office:value-type="string"><text:p text:style-name="MP17"/></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4"/></table:table-cell></table:table-row><table:table-row table:style-name="Table5.1"><table:table-cell table:style-name="Table5.A2" office:value-type="string"><text:p text:style-name="MP18"/></table:table-cell></table:table-row></table:table><text:p text:style-name="MP19"/></draw:text-box></draw:frame></text:p>
      </style:header>
      <style:header-first>
        <text:p text:style-name="MP5"><draw:frame draw:style-name="Mfr4" draw:name="Image3" text:anchor-type="paragraph" svg:x="4.7252in" svg:y="10.5098in" svg:width="1.8457in" svg:height="0.5909in" draw:z-index="4"><draw:image xlink:href="Pictures/1000020100000535000001AB92037766.png" xlink:type="simple" xlink:show="embed" xlink:actuate="onLoad"/></draw:frame><draw:frame draw:style-name="Mfr5" draw:name="2" text:anchor-type="char" svg:x="5.2528in" svg:y="-0.1043in" svg:width="1.9134in" svg:height="11.0075in" draw:z-index="2"><draw:text-box><table:table table:name="Table9" table:style-name="Table9"><table:table-column table:style-name="Table9.A"/><table:table-row table:style-name="Table9.1"><table:table-cell table:style-name="Table9.A1" office:value-type="string"><text:p text:style-name="MP6"><draw:frame draw:style-name="Mfr4" draw:name="Image2" text:anchor-type="paragraph" svg:x="-2.8445in" svg:y="0.6437in" svg:width="4.1701in" svg:height="1.0547in" draw:z-index="3"><draw:image xlink:href="Pictures/1000020100000695000001ABEE59FB27.png" xlink:type="simple" xlink:show="embed" xlink:actuate="onLoad"/></draw:frame></text:p></table:table-cell></table:table-row><table:table-row table:style-name="Table9.2"><table:table-cell table:style-name="Table9.A2" office:value-type="string"><text:p text:style-name="MP7"/><text:p text:style-name="MP7"/><text:p text:style-name="MP7"/><text:p text:style-name="MP7"/><text:p text:style-name="MP7"/><text:p text:style-name="MP7"/><text:p text:style-name="MP7"/><text:p text:style-name="MP7"/></table:table-cell></table:table-row><table:table-row table:style-name="Table9.1"><table:table-cell table:style-name="Table9.A2" office:value-type="string"><text:p text:style-name="MP8"/></table:table-cell></table:table-row><table:table-row table:style-name="Table9.1"><table:table-cell table:style-name="Table9.A2" office:value-type="string"><text:p text:style-name="MP8"><text:span text:style-name="MT4">Incentergy </text:span>GmbH</text:p></table:table-cell></table:table-row><table:table-row table:style-name="Table9.1"><table:table-cell table:style-name="Table9.A2" office:value-type="string"><text:p text:style-name="MP20">Schenkendorfstr. 3</text:p></table:table-cell></table:table-row><table:table-row table:style-name="Table9.1"><table:table-cell table:style-name="Table9.A2" office:value-type="string"><text:p text:style-name="MP8"><text:span text:style-name="MT4">56068</text:span> <text:span text:style-name="MT4">Koblenz</text:span></text:p></table:table-cell></table:table-row><table:table-row table:style-name="Table9.1"><table:table-cell table:style-name="Table9.A2" office:value-type="string"><text:p text:style-name="MP9"/></table:table-cell></table:table-row><table:table-row table:style-name="Table9.1"><table:table-cell table:style-name="Table9.A2" office:value-type="string"><text:p text:style-name="MP10">Telefon<text:tab/><text:span text:style-name="MT4">0173</text:span> <text:span text:style-name="MT4">6322621</text:span></text:p></table:table-cell></table:table-row><table:table-row table:style-name="Table9.1"><table:table-cell table:style-name="Table9.A2" office:value-type="string"><text:p text:style-name="MP10"/></table:table-cell></table:table-row><table:table-row table:style-name="Table9.1"><table:table-cell table:style-name="Table9.A2" office:value-type="string"><text:p text:style-name="MP11"><text:span text:style-name="MT5">i</text:span>nfo@<text:span text:style-name="MT4">incentergy</text:span>.de</text:p></table:table-cell></table:table-row><table:table-row table:style-name="Table9.1"><table:table-cell table:style-name="Table9.A2" office:value-type="string"><text:p text:style-name="MP11"><text:a xlink:type="simple" xlink:href="http://www.incentergy.de/">http://</text:a><text:a xlink:type="simple" xlink:href="http://www.incentergy.de/">www.</text:a><text:a xlink:type="simple" xlink:href="http://www.incentergy.de/"><text:span text:style-name="MT4">incentergy</text:span></text:a><text:a xlink:type="simple" xlink:href="http://www.incentergy.de/">.de</text:a></text:p></table:table-cell></table:table-row><table:table-row table:style-name="Table9.12"><table:table-cell table:style-name="Table9.A2" office:value-type="string"><text:p text:style-name="MP12"/><text:p text:style-name="MP12"/><text:p text:style-name="MP12"/><text:p text:style-name="MP12"/></table:table-cell></table:table-row><table:table-row table:style-name="Table9.13"><table:table-cell table:style-name="Table9.A2" office:value-type="string"><text:p text:style-name="MP13">Geschäftsführer</text:p></table:table-cell></table:table-row><table:table-row table:style-name="Table9.1"><table:table-cell table:style-name="Table9.A2" office:value-type="string"><text:p text:style-name="MP21">Manuel Blechschmidt</text:p></table:table-cell></table:table-row><table:table-row table:style-name="Table9.1"><table:table-cell table:style-name="Table9.A2" office:value-type="string"><text:p text:style-name="MP22">CMO</text:p></table:table-cell></table:table-row><table:table-row table:style-name="Table9.1"><table:table-cell table:style-name="Table9.A2" office:value-type="string"><text:p text:style-name="MP21">Zino Soyka</text:p></table:table-cell></table:table-row><table:table-row table:style-name="Table9.1"><table:table-cell table:style-name="Table9.A2" office:value-type="string"><text:p text:style-name="MP14"/></table:table-cell></table:table-row><table:table-row table:style-name="Table9.1"><table:table-cell table:style-name="Table9.A2" office:value-type="string"><text:p text:style-name="MP13">Sitz der Gesellschaft</text:p></table:table-cell></table:table-row><table:table-row table:style-name="Table9.1"><table:table-cell table:style-name="Table9.A2" office:value-type="string"><text:p text:style-name="MP21">56068 Koblenz</text:p></table:table-cell></table:table-row><table:table-row table:style-name="Table9.1"><table:table-cell table:style-name="Table9.A2" office:value-type="string"><text:p text:style-name="MP14">Amtsgericht <text:span text:style-name="MT7">Koblenz</text:span> HRB <text:span text:style-name="MT7">24711</text:span></text:p></table:table-cell></table:table-row><table:table-row table:style-name="Table9.1"><table:table-cell table:style-name="Table9.A2" office:value-type="string"><text:p text:style-name="MP14"/></table:table-cell></table:table-row><table:table-row table:style-name="Table9.1"><table:table-cell table:style-name="Table9.A2" office:value-type="string"><text:p text:style-name="MP14"/></table:table-cell></table:table-row><table:table-row table:style-name="Table9.1"><table:table-cell table:style-name="Table9.A2" office:value-type="string"><text:p text:style-name="MP13"/></table:table-cell></table:table-row><table:table-row table:style-name="Table9.1"><table:table-cell table:style-name="Table9.A2" office:value-type="string"><text:p text:style-name="MP21"><text:s/></text:p></table:table-cell></table:table-row><table:table-row table:style-name="Table9.1"><table:table-cell table:style-name="Table9.A2" office:value-type="string"><text:p text:style-name="MP23"/></table:table-cell></table:table-row><table:table-row table:style-name="Table9.1"><table:table-cell table:style-name="Table9.A2" office:value-type="string"><text:p text:style-name="MP23"><text:s/></text:p></table:table-cell></table:table-row><table:table-row table:style-name="Table9.1"><table:table-cell table:style-name="Table9.A2" office:value-type="string"><text:p text:style-name="MP24"/></table:table-cell></table:table-row><table:table-row table:style-name="Table9.1"><table:table-cell table:style-name="Table9.A2" office:value-type="string"><text:p text:style-name="MP25"/></table:table-cell></table:table-row><table:table-row table:style-name="Table9.1"><table:table-cell table:style-name="Table9.A2" office:value-type="string"><text:p text:style-name="MP26"/></table:table-cell></table:table-row><table:table-row table:style-name="Table9.1"><table:table-cell table:style-name="Table9.A2" office:value-type="string"><text:p text:style-name="MP26"/></table:table-cell></table:table-row><table:table-row table:style-name="Table9.1"><table:table-cell table:style-name="Table9.A2" office:value-type="string"><text:p text:style-name="MP27"/></table:table-cell></table:table-row><table:table-row table:style-name="Table9.1"><table:table-cell table:style-name="Table9.A2" office:value-type="string"><text:p text:style-name="MP28"/></table:table-cell></table:table-row><table:table-row table:style-name="Table9.1"><table:table-cell table:style-name="Table9.A2" office:value-type="string"><text:p text:style-name="MP29"/></table:table-cell></table:table-row><table:table-row table:style-name="Table9.1"><table:table-cell table:style-name="Table9.A2" office:value-type="string"><text:p text:style-name="MP26"/></table:table-cell></table:table-row><table:table-row table:style-name="Table9.1"><table:table-cell table:style-name="Table9.A2" office:value-type="string"><text:p text:style-name="MP26"/></table:table-cell></table:table-row><table:table-row table:style-name="Table9.1"><table:table-cell table:style-name="Table9.A2" office:value-type="string"><text:p text:style-name="MP30"/></table:table-cell></table:table-row><table:table-row table:style-name="Table9.1"><table:table-cell table:style-name="Table9.A2" office:value-type="string"><text:p text:style-name="MP26"/></table:table-cell></table:table-row><table:table-row table:style-name="Table9.1"><table:table-cell table:style-name="Table9.A2" office:value-type="string"><text:p text:style-name="MP26"/></table:table-cell></table:table-row><table:table-row table:style-name="Table9.1"><table:table-cell table:style-name="Table9.A2" office:value-type="string"><text:p text:style-name="MP26"/></table:table-cell></table:table-row><table:table-row table:style-name="Table9.1"><table:table-cell table:style-name="Table9.A2" office:value-type="string"><text:p text:style-name="MP30"/></table:table-cell></table:table-row><table:table-row table:style-name="Table9.1"><table:table-cell table:style-name="Table9.A2" office:value-type="string"><text:p text:style-name="MP13"/></table:table-cell></table:table-row><table:table-row table:style-name="Table9.1"><table:table-cell table:style-name="Table9.A2" office:value-type="string"><text:p text:style-name="MP16"/></table:table-cell></table:table-row><table:table-row table:style-name="Table9.1"><table:table-cell table:style-name="Table9.A2" office:value-type="string"><text:p text:style-name="MP17"/></table:table-cell></table:table-row><table:table-row table:style-name="Table9.1"><table:table-cell table:style-name="Table9.A2" office:value-type="string"><text:p text:style-name="MP14"/></table:table-cell></table:table-row><table:table-row table:style-name="Table9.1"><table:table-cell table:style-name="Table9.A2" office:value-type="string"><text:p text:style-name="MP14"/></table:table-cell></table:table-row><table:table-row table:style-name="Table9.1"><table:table-cell table:style-name="Table9.A2" office:value-type="string"><text:p text:style-name="MP18"/></table:table-cell></table:table-row></table:table><text:p text:style-name="MP19"/></draw:text-box></draw:frame></text:p>
      </style:header-first>
      <style:footer>
        <table:table table:name="Table6" table:style-name="Table6">
          <table:table-column table:style-name="Table6.A"/>
          <table:table-row table:style-name="Table6.1">
            <table:table-cell table:style-name="Table6.A1" office:value-type="string">
              <text:p text:style-name="MP31"><draw:frame draw:style-name="Mfr6" draw:name="Grafik 12" text:anchor-type="char" svg:x="1.8311in" svg:y="-0.0465in" svg:width="0.4528in" svg:height="0.5591in" draw:z-index="0"><draw:image xlink:href="Pictures/100000000000010C0000014B7102C69B.jpg" xlink:type="simple" xlink:show="embed" xlink:actuate="onLoad"/></draw:frame></text:p>
              <text:p text:style-name="MP32"/>
              <text:p text:style-name="MP31"/>
            </table:table-cell>
          </table:table-row>
        </table:table>
        <text:p text:style-name="MP33"/>
      </style:footer>
      <style:footer-first>
        <table:table table:name="Table10" table:style-name="Table10">
          <table:table-column table:style-name="Table10.A"/>
          <table:table-row table:style-name="Table10.1">
            <table:table-cell table:style-name="Table10.A1" office:value-type="string">
              <text:p text:style-name="MP31"/>
              <text:p text:style-name="MP32"/>
              <text:p text:style-name="MP31"/>
            </table:table-cell>
          </table:table-row>
        </table:table>
        <text:p text:style-name="MP3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nstige Korrespondenz</dc:title>
    <meta:editing-cycles>8</meta:editing-cycles>
    <meta:creation-date>2016-01-10T11:51:10.952158787</meta:creation-date>
    <meta:editing-duration>PT24M42S</meta:editing-duration>
    <meta:generator>LibreOffice/4.2.8.2$Linux_X86_64 LibreOffice_project/420m0$Build-2</meta:generator>
    <meta:initial-creator>Manuel Blechschmidt</meta:initial-creator>
    <dc:date>2016-01-10T12:22:17.257179040</dc:date>
    <dc:creator>Manuel Blechschmidt</dc:creator>
    <meta:document-statistic meta:table-count="6" meta:image-count="6" meta:object-count="0" meta:page-count="3" meta:paragraph-count="68" meta:word-count="604" meta:character-count="4672" meta:non-whitespace-character-count="4121"/>
    <meta:user-defined meta:name="AppVersion">15.0000</meta:user-defined>
    <meta:user-defined meta:name="Company">LB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